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45 lat and 45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97.70019644387" calcext:value-type="float">
            <text:p>1697.700196443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97.70019644388" calcext:value-type="float">
            <text:p>1697.700196443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97.70019644388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97.70019644387" calcext:value-type="float">
            <text:p>1697.700196443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97.70019644388" calcext:value-type="float">
            <text:p>1697.700196443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97.70019644388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00.91064265439" calcext:value-type="float">
            <text:p>2400.910642654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00.91064265437" calcext:value-type="float">
            <text:p>2400.910642654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00.91064265437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196500340363905" calcext:value-type="float">
            <text:p>0.00196500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196500355793431" calcext:value-type="float">
            <text:p>0.001965003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196500355793431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196500340363905" calcext:value-type="float">
            <text:p>0.001965003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196500340363905" calcext:value-type="float">
            <text:p>0.0019650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196500355793431" calcext:value-type="float">
            <text:p>0.001965003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196500355793431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277893446353564" calcext:value-type="float">
            <text:p>0.002778934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277893446353564" calcext:value-type="float">
            <text:p>0.002778934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277893424532917" calcext:value-type="float">
            <text:p>0.002778934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277893424532917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8" calcext:value-type="float">
            <text:p>1697.7001964439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147792889038101" calcext:value-type="float">
            <text:p>-1.4779288903810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697.70019644386" calcext:value-type="float">
            <text:p>1697.700196443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697.70019644386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8" calcext:value-type="float">
            <text:p>1697.7001964439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147792889038101" calcext:value-type="float">
            <text:p>-1.4779288903810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697.70019644386" calcext:value-type="float">
            <text:p>1697.700196443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697.70019644386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7" calcext:value-type="float">
            <text:p>2400.910642654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00088834390044" calcext:value-type="float">
            <text:p>2.00088834390044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00.91064265439" calcext:value-type="float">
            <text:p>2400.9106426544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00.91064265439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55793431" calcext:value-type="float">
            <text:p>0.0019650036</text:p>
          </table:table-cell>
          <table:table-cell/>
          <table:table-cell table:style-name="ce3" office:value-type="float" office:value="0.99999992147838" calcext:value-type="float">
            <text:p>0.9999999215</text:p>
          </table:table-cell>
          <table:table-cell table:style-name="ce3" office:value-type="float" office:value="-0.000000000154295263198045" calcext:value-type="float">
            <text:p>-1.54295263198045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196500336174748" calcext:value-type="float">
            <text:p>0.001965003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196500336174748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55793431" calcext:value-type="float">
            <text:p>0.0019650036</text:p>
          </table:table-cell>
          <table:table-cell/>
          <table:table-cell table:style-name="ce3" office:value-type="float" office:value="0.999999921478379" calcext:value-type="float">
            <text:p>0.9999999215</text:p>
          </table:table-cell>
          <table:table-cell table:style-name="ce3" office:value-type="float" office:value="-0.000000000154295263631726" calcext:value-type="float">
            <text:p>-1.54295263631726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196500336174748" calcext:value-type="float">
            <text:p>0.001965003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196500336174748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24532917" calcext:value-type="float">
            <text:p>0.0027789342</text:p>
          </table:table-cell>
          <table:table-cell/>
          <table:table-cell table:style-name="ce3" office:value-type="float" office:value="1.00000007852164" calcext:value-type="float">
            <text:p>1.0000000785</text:p>
          </table:table-cell>
          <table:table-cell table:style-name="ce3" office:value-type="float" office:value="0.000000000218206470253834" calcext:value-type="float">
            <text:p>2.18206470253834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277893452277925" calcext:value-type="float">
            <text:p>0.002778934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277893452277925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6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432009983342141" calcext:value-type="float">
            <text:p>4.32009983342141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697.70019644386" calcext:value-type="float">
            <text:p>1697.7001964439</text:p>
          </table:table-cell>
          <table:table-cell/>
          <table:table-cell table:style-name="ce4" table:formula="of:=[.F21]" office:value-type="float" office:value="1697.70019644388" calcext:value-type="float">
            <text:p>1697.7001964439</text:p>
          </table:table-cell>
          <table:table-cell/>
          <table:table-cell table:formula="of:=[.M33]/[.O33]" office:value-type="float" office:value="0.999999999999988" calcext:value-type="float">
            <text:p>1</text:p>
          </table:table-cell>
          <table:table-cell table:formula="of:=[.M33]-[.O33]" office:value-type="float" office:value="-0.0000000000200088834390044" calcext:value-type="float">
            <text:p>-2.00E-011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6" calcext:value-type="float">
            <text:p>1697.700196443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432009983342141" calcext:value-type="float">
            <text:p>4.32009983342141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697.70019644386" calcext:value-type="float">
            <text:p>1697.7001964439</text:p>
          </table:table-cell>
          <table:table-cell/>
          <table:table-cell table:style-name="ce4" table:formula="of:=[.F22]" office:value-type="float" office:value="1697.70019644388" calcext:value-type="float">
            <text:p>1697.7001964439</text:p>
          </table:table-cell>
          <table:table-cell/>
          <table:table-cell table:formula="of:=[.M34]/[.O34]" office:value-type="float" office:value="0.999999999999988" calcext:value-type="float">
            <text:p>1</text:p>
          </table:table-cell>
          <table:table-cell table:formula="of:=[.M34]-[.O34]" office:value-type="float" office:value="-0.0000000000200088834390044" calcext:value-type="float">
            <text:p>-2.00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545696821063757" calcext:value-type="float">
            <text:p>-5.45696821063757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00.91064265439" calcext:value-type="float">
            <text:p>2400.9106426544</text:p>
          </table:table-cell>
          <table:table-cell/>
          <table:table-cell table:style-name="ce4" table:formula="of:=[.F23]" office:value-type="float" office:value="2400.91064265437" calcext:value-type="float">
            <text:p>2400.9106426544</text:p>
          </table:table-cell>
          <table:table-cell/>
          <table:table-cell table:formula="of:=[.M35]/[.O35]" office:value-type="float" office:value="1.00000000000001" calcext:value-type="float">
            <text:p>1</text:p>
          </table:table-cell>
          <table:table-cell table:formula="of:=[.M35]-[.O35]" office:value-type="float" office:value="0.0000000000200088834390044" calcext:value-type="float">
            <text:p>2.00E-011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36174748" calcext:value-type="float">
            <text:p>0.0019650034</text:p>
          </table:table-cell>
          <table:table-cell/>
          <table:table-cell table:style-name="ce3" office:value-type="float" office:value="1.00000002131883" calcext:value-type="float">
            <text:p>1.0000000213</text:p>
          </table:table-cell>
          <table:table-cell table:style-name="ce3" office:value-type="float" office:value="0.0000000000418915735433956" calcext:value-type="float">
            <text:p>4.1891573543395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196500336174748" calcext:value-type="float">
            <text:p>0.0019650034</text:p>
          </table:table-cell>
          <table:table-cell/>
          <table:table-cell table:style-name="ce4" table:formula="of:=[.F24]" office:value-type="float" office:value="0.00196500355793431" calcext:value-type="float">
            <text:p>0.0019650036</text:p>
          </table:table-cell>
          <table:table-cell/>
          <table:table-cell table:formula="of:=[.M36]/[.O36]" office:value-type="float" office:value="0.999999900159555" calcext:value-type="float">
            <text:p>0.9999999002</text:p>
          </table:table-cell>
          <table:table-cell table:formula="of:=[.M36]-[.O36]" office:value-type="float" office:value="-0.000000000196186830236228" calcext:value-type="float">
            <text:p>-1.96E-01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36174748" calcext:value-type="float">
            <text:p>0.0019650034</text:p>
          </table:table-cell>
          <table:table-cell/>
          <table:table-cell table:style-name="ce3" office:value-type="float" office:value="1.00000002131883" calcext:value-type="float">
            <text:p>1.0000000213</text:p>
          </table:table-cell>
          <table:table-cell table:style-name="ce3" office:value-type="float" office:value="0.0000000000418915739770764" calcext:value-type="float">
            <text:p>4.1891573977076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196500336174748" calcext:value-type="float">
            <text:p>0.0019650034</text:p>
          </table:table-cell>
          <table:table-cell/>
          <table:table-cell table:style-name="ce4" table:formula="of:=[.F25]" office:value-type="float" office:value="0.00196500355793431" calcext:value-type="float">
            <text:p>0.0019650036</text:p>
          </table:table-cell>
          <table:table-cell/>
          <table:table-cell table:formula="of:=[.M37]/[.O37]" office:value-type="float" office:value="0.999999900159555" calcext:value-type="float">
            <text:p>0.9999999002</text:p>
          </table:table-cell>
          <table:table-cell table:formula="of:=[.M37]-[.O37]" office:value-type="float" office:value="-0.000000000196186830236228" calcext:value-type="float">
            <text:p>-1.96E-01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52277925" calcext:value-type="float">
            <text:p>0.0027789345</text:p>
          </table:table-cell>
          <table:table-cell/>
          <table:table-cell table:style-name="ce3" office:value-type="float" office:value="0.999999978681176" calcext:value-type="float">
            <text:p>0.9999999787</text:p>
          </table:table-cell>
          <table:table-cell table:style-name="ce3" office:value-type="float" office:value="-0.0000000000592436152219156" calcext:value-type="float">
            <text:p>-5.9243615221915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277893452277925" calcext:value-type="float">
            <text:p>0.0027789345</text:p>
          </table:table-cell>
          <table:table-cell/>
          <table:table-cell table:style-name="ce4" table:formula="of:=[.F26]" office:value-type="float" office:value="0.00277893424532917" calcext:value-type="float">
            <text:p>0.0027789342</text:p>
          </table:table-cell>
          <table:table-cell/>
          <table:table-cell table:formula="of:=[.M38]/[.O38]" office:value-type="float" office:value="1.00000009984046" calcext:value-type="float">
            <text:p>1.0000000998</text:p>
          </table:table-cell>
          <table:table-cell table:formula="of:=[.M38]-[.O38]" office:value-type="float" office:value="0.00000000027745008027158" calcext:value-type="float">
            <text:p>2.77E-01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697.70019644387" calcext:value-type="float">
            <text:p>1697.700196443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1697.70019644387" calcext:value-type="float">
            <text:p>1697.700196443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697.70019644387" calcext:value-type="float">
            <text:p>1697.700196443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697.70019644387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4265439" calcext:value-type="float">
            <text:p>2400.9106426544</text:p>
          </table:table-cell>
          <table:table-cell/>
          <table:table-cell table:style-name="ce3" office:value-type="float" office:value="2400.91064265438" calcext:value-type="float">
            <text:p>2400.91064265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27373675443232" calcext:value-type="float">
            <text:p>2.2737367544323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00.91064265438" calcext:value-type="float">
            <text:p>2400.910642654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00.91064265438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1993254" calcext:value-type="float">
            <text:p>0.0019650034</text:p>
          </table:table-cell>
          <table:table-cell/>
          <table:table-cell table:style-name="ce3" office:value-type="float" office:value="0.999999991708163" calcext:value-type="float">
            <text:p>0.9999999917</text:p>
          </table:table-cell>
          <table:table-cell table:style-name="ce3" office:value-type="float" office:value="-0.0000000000162934886936694" calcext:value-type="float">
            <text:p>-1.6293488693669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196500341993254" calcext:value-type="float">
            <text:p>0.0019650034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196500341993254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196500340363905" calcext:value-type="float">
            <text:p>0.0019650034</text:p>
          </table:table-cell>
          <table:table-cell/>
          <table:table-cell table:style-name="ce3" office:value-type="float" office:value="0.00196500341993254" calcext:value-type="float">
            <text:p>0.0019650034</text:p>
          </table:table-cell>
          <table:table-cell/>
          <table:table-cell table:style-name="ce3" office:value-type="float" office:value="0.999999991708163" calcext:value-type="float">
            <text:p>0.9999999917</text:p>
          </table:table-cell>
          <table:table-cell table:style-name="ce3" office:value-type="float" office:value="-0.0000000000162934886936694" calcext:value-type="float">
            <text:p>-1.6293488693669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196500341993254" calcext:value-type="float">
            <text:p>0.0019650034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196500341993254" calcext:value-type="float">
            <text:p>-1.9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277893446353564" calcext:value-type="float">
            <text:p>0.0027789345</text:p>
          </table:table-cell>
          <table:table-cell/>
          <table:table-cell table:style-name="ce3" office:value-type="float" office:value="0.00277893444049316" calcext:value-type="float">
            <text:p>0.0027789344</text:p>
          </table:table-cell>
          <table:table-cell/>
          <table:table-cell table:style-name="ce3" office:value-type="float" office:value="1.00000000829184" calcext:value-type="float">
            <text:p>1.0000000083</text:p>
          </table:table-cell>
          <table:table-cell table:style-name="ce3" office:value-type="float" office:value="0.0000000000230424767808102" calcext:value-type="float">
            <text:p>2.3042476780810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277893444049316" calcext:value-type="float">
            <text:p>0.0027789344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277893444049316" calcext:value-type="float">
            <text:p>-2.78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19644387" calcext:value-type="float">
            <text:p>1697.7001964439</text:p>
          </table:table-cell>
          <table:table-cell/>
          <table:table-cell table:style-name="ce4" table:formula="of:=[.F33]" office:value-type="float" office:value="1697.70019644386" calcext:value-type="float">
            <text:p>1697.7001964439</text:p>
          </table:table-cell>
          <table:table-cell/>
          <table:table-cell table:formula="of:=[.M57]/[.O57]" office:value-type="float" office:value="1.00000000000001" calcext:value-type="float">
            <text:p>1</text:p>
          </table:table-cell>
          <table:table-cell table:formula="of:=[.M57]-[.O57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19644387" calcext:value-type="float">
            <text:p>1697.7001964439</text:p>
          </table:table-cell>
          <table:table-cell/>
          <table:table-cell table:style-name="ce4" table:formula="of:=[.F34]" office:value-type="float" office:value="1697.70019644386" calcext:value-type="float">
            <text:p>1697.7001964439</text:p>
          </table:table-cell>
          <table:table-cell/>
          <table:table-cell table:formula="of:=[.M58]/[.O58]" office:value-type="float" office:value="1.00000000000001" calcext:value-type="float">
            <text:p>1</text:p>
          </table:table-cell>
          <table:table-cell table:formula="of:=[.M58]-[.O58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4265438" calcext:value-type="float">
            <text:p>2400.9106426544</text:p>
          </table:table-cell>
          <table:table-cell/>
          <table:table-cell table:style-name="ce4" table:formula="of:=[.F35]" office:value-type="float" office:value="2400.91064265439" calcext:value-type="float">
            <text:p>2400.9106426544</text:p>
          </table:table-cell>
          <table:table-cell/>
          <table:table-cell table:formula="of:=[.M59]/[.O59]" office:value-type="float" office:value="0.999999999999996" calcext:value-type="float">
            <text:p>1</text:p>
          </table:table-cell>
          <table:table-cell table:formula="of:=[.M59]-[.O59]" office:value-type="float" office:value="-0.0000000000100044417195022" calcext:value-type="float">
            <text:p>-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196500341993254" calcext:value-type="float">
            <text:p>0.0019650034</text:p>
          </table:table-cell>
          <table:table-cell/>
          <table:table-cell table:style-name="ce4" table:formula="of:=[.F36]" office:value-type="float" office:value="0.00196500336174748" calcext:value-type="float">
            <text:p>0.0019650034</text:p>
          </table:table-cell>
          <table:table-cell/>
          <table:table-cell table:formula="of:=[.M60]/[.O60]" office:value-type="float" office:value="1.00000002961067" calcext:value-type="float">
            <text:p>1.0000000296</text:p>
          </table:table-cell>
          <table:table-cell table:formula="of:=[.M60]-[.O60]" office:value-type="float" office:value="0.0000000000581850600686606" calcext:value-type="float">
            <text:p>5.82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196500341993254" calcext:value-type="float">
            <text:p>0.0019650034</text:p>
          </table:table-cell>
          <table:table-cell/>
          <table:table-cell table:style-name="ce4" table:formula="of:=[.F37]" office:value-type="float" office:value="0.00196500336174748" calcext:value-type="float">
            <text:p>0.0019650034</text:p>
          </table:table-cell>
          <table:table-cell/>
          <table:table-cell table:formula="of:=[.M61]/[.O61]" office:value-type="float" office:value="1.00000002961067" calcext:value-type="float">
            <text:p>1.0000000296</text:p>
          </table:table-cell>
          <table:table-cell table:formula="of:=[.M61]-[.O61]" office:value-type="float" office:value="0.0000000000581850600686606" calcext:value-type="float">
            <text:p>5.82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277893444049316" calcext:value-type="float">
            <text:p>0.0027789344</text:p>
          </table:table-cell>
          <table:table-cell/>
          <table:table-cell table:style-name="ce4" table:formula="of:=[.F38]" office:value-type="float" office:value="0.00277893452277925" calcext:value-type="float">
            <text:p>0.0027789345</text:p>
          </table:table-cell>
          <table:table-cell/>
          <table:table-cell table:formula="of:=[.M62]/[.O62]" office:value-type="float" office:value="0.999999970389338" calcext:value-type="float">
            <text:p>0.9999999704</text:p>
          </table:table-cell>
          <table:table-cell table:formula="of:=[.M62]-[.O62]" office:value-type="float" office:value="-0.0000000000822860902680023" calcext:value-type="float">
            <text:p>-8.23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19644387" calcext:value-type="float">
            <text:p>1697.7001964439</text:p>
          </table:table-cell>
          <table:table-cell/>
          <table:table-cell table:style-name="ce4" table:formula="of:=[.F21]" office:value-type="float" office:value="1697.70019644388" calcext:value-type="float">
            <text:p>1697.7001964439</text:p>
          </table:table-cell>
          <table:table-cell/>
          <table:table-cell table:formula="of:=[.M69]/[.O69]" office:value-type="float" office:value="0.999999999999994" calcext:value-type="float">
            <text:p>1</text:p>
          </table:table-cell>
          <table:table-cell table:formula="of:=[.M69]-[.O69]" office:value-type="float" office:value="-0.0000000000100044417195022" calcext:value-type="float">
            <text:p>-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19644387" calcext:value-type="float">
            <text:p>1697.7001964439</text:p>
          </table:table-cell>
          <table:table-cell/>
          <table:table-cell table:style-name="ce4" table:formula="of:=[.F22]" office:value-type="float" office:value="1697.70019644388" calcext:value-type="float">
            <text:p>1697.7001964439</text:p>
          </table:table-cell>
          <table:table-cell/>
          <table:table-cell table:formula="of:=[.M70]/[.O70]" office:value-type="float" office:value="0.999999999999994" calcext:value-type="float">
            <text:p>1</text:p>
          </table:table-cell>
          <table:table-cell table:formula="of:=[.M70]-[.O70]" office:value-type="float" office:value="-0.0000000000100044417195022" calcext:value-type="float">
            <text:p>-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4265438" calcext:value-type="float">
            <text:p>2400.9106426544</text:p>
          </table:table-cell>
          <table:table-cell/>
          <table:table-cell table:style-name="ce4" table:formula="of:=[.F23]" office:value-type="float" office:value="2400.91064265437" calcext:value-type="float">
            <text:p>2400.9106426544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196500341993254" calcext:value-type="float">
            <text:p>0.0019650034</text:p>
          </table:table-cell>
          <table:table-cell/>
          <table:table-cell table:style-name="ce4" table:formula="of:=[.F24]" office:value-type="float" office:value="0.00196500355793431" calcext:value-type="float">
            <text:p>0.0019650036</text:p>
          </table:table-cell>
          <table:table-cell/>
          <table:table-cell table:formula="of:=[.M72]/[.O72]" office:value-type="float" office:value="0.999999929770219" calcext:value-type="float">
            <text:p>0.9999999298</text:p>
          </table:table-cell>
          <table:table-cell table:formula="of:=[.M72]-[.O72]" office:value-type="float" office:value="-0.000000000138001770167567" calcext:value-type="float">
            <text:p>-1.38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196500341993254" calcext:value-type="float">
            <text:p>0.0019650034</text:p>
          </table:table-cell>
          <table:table-cell/>
          <table:table-cell table:style-name="ce4" table:formula="of:=[.F25]" office:value-type="float" office:value="0.00196500355793431" calcext:value-type="float">
            <text:p>0.0019650036</text:p>
          </table:table-cell>
          <table:table-cell/>
          <table:table-cell table:formula="of:=[.M73]/[.O73]" office:value-type="float" office:value="0.999999929770219" calcext:value-type="float">
            <text:p>0.9999999298</text:p>
          </table:table-cell>
          <table:table-cell table:formula="of:=[.M73]-[.O73]" office:value-type="float" office:value="-0.000000000138001770167567" calcext:value-type="float">
            <text:p>-1.38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277893444049316" calcext:value-type="float">
            <text:p>0.0027789344</text:p>
          </table:table-cell>
          <table:table-cell/>
          <table:table-cell table:style-name="ce4" table:formula="of:=[.F26]" office:value-type="float" office:value="0.00277893424532917" calcext:value-type="float">
            <text:p>0.0027789342</text:p>
          </table:table-cell>
          <table:table-cell/>
          <table:table-cell table:formula="of:=[.M74]/[.O74]" office:value-type="float" office:value="1.0000000702298" calcext:value-type="float">
            <text:p>1.0000000702</text:p>
          </table:table-cell>
          <table:table-cell table:formula="of:=[.M74]-[.O74]" office:value-type="float" office:value="0.000000000195163990003577" calcext:value-type="float">
            <text:p>1.95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51" calcext:value-type="float">
            <text:p>1736.0488353165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51" calcext:value-type="float">
            <text:p>1736.04883531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4258531" calcext:value-type="float">
            <text:p>1736.048842585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4258531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51" calcext:value-type="float">
            <text:p>1736.0488353165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51" calcext:value-type="float">
            <text:p>1736.048835316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4258531" calcext:value-type="float">
            <text:p>1736.04884258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4258531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663" calcext:value-type="float">
            <text:p>2455.143807846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663" calcext:value-type="float">
            <text:p>2455.143807846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79526281" calcext:value-type="float">
            <text:p>2455.143795262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79526281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3833" calcext:value-type="float">
            <text:p>1.1740305137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3833" calcext:value-type="float">
            <text:p>1.17403051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078980997" calcext:value-type="float">
            <text:p>1.174030789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078980997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3833" calcext:value-type="float">
            <text:p>1.1740305137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3833" calcext:value-type="float">
            <text:p>1.174030513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078980997" calcext:value-type="float">
            <text:p>1.174030789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078980997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1686" calcext:value-type="float">
            <text:p>1.6603298752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1686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95220289" calcext:value-type="float">
            <text:p>1.66032952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95220289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4258531" calcext:value-type="float">
            <text:p>1736.0488425853</text:p>
          </table:table-cell>
          <table:table-cell/>
          <table:table-cell table:style-name="ce3" office:value-type="float" office:value="0.999999995813025" calcext:value-type="float">
            <text:p>0.9999999958</text:p>
          </table:table-cell>
          <table:table-cell table:style-name="ce3" office:value-type="float" office:value="-0.00000726879238754918" calcext:value-type="float">
            <text:p>-7.26879238754918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81039" calcext:value-type="float">
            <text:p>1736.048838103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81039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4258531" calcext:value-type="float">
            <text:p>1736.0488425853</text:p>
          </table:table-cell>
          <table:table-cell/>
          <table:table-cell table:style-name="ce3" office:value-type="float" office:value="0.999999995813025" calcext:value-type="float">
            <text:p>0.9999999958</text:p>
          </table:table-cell>
          <table:table-cell table:style-name="ce3" office:value-type="float" office:value="-0.00000726879238754918" calcext:value-type="float">
            <text:p>-7.26879238754918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81039" calcext:value-type="float">
            <text:p>1736.048838103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81039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79526281" calcext:value-type="float">
            <text:p>2455.1437952628</text:p>
          </table:table-cell>
          <table:table-cell/>
          <table:table-cell table:style-name="ce3" office:value-type="float" office:value="1.00000000512549" calcext:value-type="float">
            <text:p>1.0000000051</text:p>
          </table:table-cell>
          <table:table-cell table:style-name="ce3" office:value-type="float" office:value="0.0000125838196254335" calcext:value-type="float">
            <text:p>1.2583819625433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1630182" calcext:value-type="float">
            <text:p>2455.1438163018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163018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78980997" calcext:value-type="float">
            <text:p>1.1740307898</text:p>
          </table:table-cell>
          <table:table-cell/>
          <table:table-cell table:style-name="ce3" office:value-type="float" office:value="0.999999764851443" calcext:value-type="float">
            <text:p>0.9999997649</text:p>
          </table:table-cell>
          <table:table-cell table:style-name="ce3" office:value-type="float" office:value="-0.000000276071646210241" calcext:value-type="float">
            <text:p>-2.76071646210241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39438602" calcext:value-type="float">
            <text:p>1.174030394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39438602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78980997" calcext:value-type="float">
            <text:p>1.1740307898</text:p>
          </table:table-cell>
          <table:table-cell/>
          <table:table-cell table:style-name="ce3" office:value-type="float" office:value="0.999999764851443" calcext:value-type="float">
            <text:p>0.9999997649</text:p>
          </table:table-cell>
          <table:table-cell table:style-name="ce3" office:value-type="float" office:value="-0.000000276071646432285" calcext:value-type="float">
            <text:p>-2.7607164643228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39438602" calcext:value-type="float">
            <text:p>1.174030394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39438602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5220289" calcext:value-type="float">
            <text:p>1.660329522</text:p>
          </table:table-cell>
          <table:table-cell/>
          <table:table-cell table:style-name="ce3" office:value-type="float" office:value="1.00000021269254" calcext:value-type="float">
            <text:p>1.0000002127</text:p>
          </table:table-cell>
          <table:table-cell table:style-name="ce3" office:value-type="float" office:value="0.000000353139700370875" calcext:value-type="float">
            <text:p>3.53139700370875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5111589" calcext:value-type="float">
            <text:p>1.660329851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511158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381039" calcext:value-type="float">
            <text:p>1736.0488381039</text:p>
          </table:table-cell>
          <table:table-cell/>
          <table:table-cell table:style-name="ce3" office:value-type="float" office:value="0.999999998394406" calcext:value-type="float">
            <text:p>0.9999999984</text:p>
          </table:table-cell>
          <table:table-cell table:style-name="ce3" office:value-type="float" office:value="-0.00000278738980341586" calcext:value-type="float">
            <text:p>-2.7873898034158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81039" calcext:value-type="float">
            <text:p>1736.0488381039</text:p>
          </table:table-cell>
          <table:table-cell/>
          <table:table-cell table:style-name="ce4" table:formula="of:=[.F21]" office:value-type="float" office:value="1736.04884258531" calcext:value-type="float">
            <text:p>1736.0488425853</text:p>
          </table:table-cell>
          <table:table-cell/>
          <table:table-cell table:formula="of:=[.M33]/[.O33]" office:value-type="float" office:value="0.999999997418615" calcext:value-type="float">
            <text:p>0.9999999974</text:p>
          </table:table-cell>
          <table:table-cell table:formula="of:=[.M33]-[.O33]" office:value-type="float" office:value="-0.00000448141008746461" calcext:value-type="float">
            <text:p>-4.4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381039" calcext:value-type="float">
            <text:p>1736.0488381039</text:p>
          </table:table-cell>
          <table:table-cell/>
          <table:table-cell table:style-name="ce3" office:value-type="float" office:value="0.999999998394406" calcext:value-type="float">
            <text:p>0.9999999984</text:p>
          </table:table-cell>
          <table:table-cell table:style-name="ce3" office:value-type="float" office:value="-0.00000278738980341586" calcext:value-type="float">
            <text:p>-2.7873898034158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81039" calcext:value-type="float">
            <text:p>1736.0488381039</text:p>
          </table:table-cell>
          <table:table-cell/>
          <table:table-cell table:style-name="ce4" table:formula="of:=[.F22]" office:value-type="float" office:value="1736.04884258531" calcext:value-type="float">
            <text:p>1736.0488425853</text:p>
          </table:table-cell>
          <table:table-cell/>
          <table:table-cell table:formula="of:=[.M34]/[.O34]" office:value-type="float" office:value="0.999999997418615" calcext:value-type="float">
            <text:p>0.9999999974</text:p>
          </table:table-cell>
          <table:table-cell table:formula="of:=[.M34]-[.O34]" office:value-type="float" office:value="-0.00000448141008746461" calcext:value-type="float">
            <text:p>-4.4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1630182" calcext:value-type="float">
            <text:p>2455.1438163018</text:p>
          </table:table-cell>
          <table:table-cell/>
          <table:table-cell table:style-name="ce3" office:value-type="float" office:value="0.999999996556133" calcext:value-type="float">
            <text:p>0.9999999966</text:p>
          </table:table-cell>
          <table:table-cell table:style-name="ce3" office:value-type="float" office:value="-0.00000845518889036612" calcext:value-type="float">
            <text:p>-8.4551888903661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1630182" calcext:value-type="float">
            <text:p>2455.1438163018</text:p>
          </table:table-cell>
          <table:table-cell/>
          <table:table-cell table:style-name="ce4" table:formula="of:=[.F23]" office:value-type="float" office:value="2455.14379526281" calcext:value-type="float">
            <text:p>2455.1437952628</text:p>
          </table:table-cell>
          <table:table-cell/>
          <table:table-cell table:formula="of:=[.M35]/[.O35]" office:value-type="float" office:value="1.00000000856936" calcext:value-type="float">
            <text:p>1.0000000086</text:p>
          </table:table-cell>
          <table:table-cell table:formula="of:=[.M35]-[.O35]" office:value-type="float" office:value="0.0000210390103347891" calcext:value-type="float">
            <text:p>2.1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39438602" calcext:value-type="float">
            <text:p>1.1740303944</text:p>
          </table:table-cell>
          <table:table-cell/>
          <table:table-cell table:style-name="ce3" office:value-type="float" office:value="1.00000010166032" calcext:value-type="float">
            <text:p>1.0000001017</text:p>
          </table:table-cell>
          <table:table-cell table:style-name="ce3" office:value-type="float" office:value="0.000000119352310035126" calcext:value-type="float">
            <text:p>1.19352310035126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39438602" calcext:value-type="float">
            <text:p>1.1740303944</text:p>
          </table:table-cell>
          <table:table-cell/>
          <table:table-cell table:style-name="ce4" table:formula="of:=[.F24]" office:value-type="float" office:value="1.17403078980997" calcext:value-type="float">
            <text:p>1.1740307898</text:p>
          </table:table-cell>
          <table:table-cell/>
          <table:table-cell table:formula="of:=[.M36]/[.O36]" office:value-type="float" office:value="0.999999663191159" calcext:value-type="float">
            <text:p>0.9999996632</text:p>
          </table:table-cell>
          <table:table-cell table:formula="of:=[.M36]-[.O36]" office:value-type="float" office:value="-0.000000395423950028118" calcext:value-type="float">
            <text:p>-3.9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39438602" calcext:value-type="float">
            <text:p>1.1740303944</text:p>
          </table:table-cell>
          <table:table-cell/>
          <table:table-cell table:style-name="ce3" office:value-type="float" office:value="1.00000010166032" calcext:value-type="float">
            <text:p>1.0000001017</text:p>
          </table:table-cell>
          <table:table-cell table:style-name="ce3" office:value-type="float" office:value="0.000000119352309591036" calcext:value-type="float">
            <text:p>1.19352309591036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39438602" calcext:value-type="float">
            <text:p>1.1740303944</text:p>
          </table:table-cell>
          <table:table-cell/>
          <table:table-cell table:style-name="ce4" table:formula="of:=[.F25]" office:value-type="float" office:value="1.17403078980997" calcext:value-type="float">
            <text:p>1.1740307898</text:p>
          </table:table-cell>
          <table:table-cell/>
          <table:table-cell table:formula="of:=[.M37]/[.O37]" office:value-type="float" office:value="0.999999663191159" calcext:value-type="float">
            <text:p>0.9999996632</text:p>
          </table:table-cell>
          <table:table-cell table:formula="of:=[.M37]-[.O37]" office:value-type="float" office:value="-0.000000395423950028118" calcext:value-type="float">
            <text:p>-3.9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85111589" calcext:value-type="float">
            <text:p>1.6603298511</text:p>
          </table:table-cell>
          <table:table-cell/>
          <table:table-cell table:style-name="ce3" office:value-type="float" office:value="1.00000001448671" calcext:value-type="float">
            <text:p>1.0000000145</text:p>
          </table:table-cell>
          <table:table-cell table:style-name="ce3" office:value-type="float" office:value="0.000000024052710934086" calcext:value-type="float">
            <text:p>2.4052710934086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5111589" calcext:value-type="float">
            <text:p>1.6603298511</text:p>
          </table:table-cell>
          <table:table-cell/>
          <table:table-cell table:style-name="ce4" table:formula="of:=[.F26]" office:value-type="float" office:value="1.6603295220289" calcext:value-type="float">
            <text:p>1.660329522</text:p>
          </table:table-cell>
          <table:table-cell/>
          <table:table-cell table:formula="of:=[.M38]/[.O38]" office:value-type="float" office:value="1.00000019820583" calcext:value-type="float">
            <text:p>1.0000001982</text:p>
          </table:table-cell>
          <table:table-cell table:formula="of:=[.M38]-[.O38]" office:value-type="float" office:value="0.000000329086990102923" calcext:value-type="float">
            <text:p>3.2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3690324" calcext:value-type="float">
            <text:p>1736.0488369032</text:p>
          </table:table-cell>
          <table:table-cell/>
          <table:table-cell table:style-name="ce3" office:value-type="float" office:value="0.999999999086014" calcext:value-type="float">
            <text:p>0.9999999991</text:p>
          </table:table-cell>
          <table:table-cell table:style-name="ce3" office:value-type="float" office:value="-0.00000158672492034384" calcext:value-type="float">
            <text:p>-1.5867249203438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690324" calcext:value-type="float">
            <text:p>1736.0488369032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69032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51" calcext:value-type="float">
            <text:p>1736.0488353165</text:p>
          </table:table-cell>
          <table:table-cell/>
          <table:table-cell table:style-name="ce3" office:value-type="float" office:value="1736.04883690324" calcext:value-type="float">
            <text:p>1736.0488369032</text:p>
          </table:table-cell>
          <table:table-cell/>
          <table:table-cell table:style-name="ce3" office:value-type="float" office:value="0.999999999086014" calcext:value-type="float">
            <text:p>0.9999999991</text:p>
          </table:table-cell>
          <table:table-cell table:style-name="ce3" office:value-type="float" office:value="-0.00000158672492034384" calcext:value-type="float">
            <text:p>-1.5867249203438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690324" calcext:value-type="float">
            <text:p>1736.048836903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69032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63" calcext:value-type="float">
            <text:p>2455.1438078466</text:p>
          </table:table-cell>
          <table:table-cell/>
          <table:table-cell table:style-name="ce3" office:value-type="float" office:value="2455.14380560364" calcext:value-type="float">
            <text:p>2455.1438056036</text:p>
          </table:table-cell>
          <table:table-cell/>
          <table:table-cell table:style-name="ce3" office:value-type="float" office:value="1.00000000091359" calcext:value-type="float">
            <text:p>1.0000000009</text:p>
          </table:table-cell>
          <table:table-cell table:style-name="ce3" office:value-type="float" office:value="0.00000224298901230213" calcext:value-type="float">
            <text:p>0.00000224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560364" calcext:value-type="float">
            <text:p>2455.143805603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56036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56562755" calcext:value-type="float">
            <text:p>1.1740305656</text:p>
          </table:table-cell>
          <table:table-cell/>
          <table:table-cell table:style-name="ce3" office:value-type="float" office:value="0.999999955802496" calcext:value-type="float">
            <text:p>0.9999999558</text:p>
          </table:table-cell>
          <table:table-cell table:style-name="ce3" office:value-type="float" office:value="-0.0000000518892209200317" calcext:value-type="float">
            <text:p>-5.18892209200317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6562755" calcext:value-type="float">
            <text:p>1.174030565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6562755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3833" calcext:value-type="float">
            <text:p>1.1740305137</text:p>
          </table:table-cell>
          <table:table-cell/>
          <table:table-cell table:style-name="ce3" office:value-type="float" office:value="1.17403056562755" calcext:value-type="float">
            <text:p>1.1740305656</text:p>
          </table:table-cell>
          <table:table-cell/>
          <table:table-cell table:style-name="ce3" office:value-type="float" office:value="0.999999955802496" calcext:value-type="float">
            <text:p>0.9999999558</text:p>
          </table:table-cell>
          <table:table-cell table:style-name="ce3" office:value-type="float" office:value="-0.0000000518892211420763" calcext:value-type="float">
            <text:p>-5.18892211420763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6562755" calcext:value-type="float">
            <text:p>1.174030565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6562755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1686" calcext:value-type="float">
            <text:p>1.6603298752</text:p>
          </table:table-cell>
          <table:table-cell/>
          <table:table-cell table:style-name="ce3" office:value-type="float" office:value="1.66032980193975" calcext:value-type="float">
            <text:p>1.6603298019</text:p>
          </table:table-cell>
          <table:table-cell/>
          <table:table-cell table:style-name="ce3" office:value-type="float" office:value="1.000000044105" calcext:value-type="float">
            <text:p>1.0000000441</text:p>
          </table:table-cell>
          <table:table-cell table:style-name="ce3" office:value-type="float" office:value="0.0000000732288500948641" calcext:value-type="float">
            <text:p>7.32288500948641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0193975" calcext:value-type="float">
            <text:p>1.660329801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0193975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690324" calcext:value-type="float">
            <text:p>1736.0488369032</text:p>
          </table:table-cell>
          <table:table-cell/>
          <table:table-cell table:style-name="ce4" table:formula="of:=[.F33]" office:value-type="float" office:value="1736.0488381039" calcext:value-type="float">
            <text:p>1736.0488381039</text:p>
          </table:table-cell>
          <table:table-cell/>
          <table:table-cell table:formula="of:=[.M57]/[.O57]" office:value-type="float" office:value="0.999999999308395" calcext:value-type="float">
            <text:p>0.9999999993</text:p>
          </table:table-cell>
          <table:table-cell table:formula="of:=[.M57]-[.O57]" office:value-type="float" office:value="-0.00000120065988085116" calcext:value-type="float">
            <text:p>-1.2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690324" calcext:value-type="float">
            <text:p>1736.0488369032</text:p>
          </table:table-cell>
          <table:table-cell/>
          <table:table-cell table:style-name="ce4" table:formula="of:=[.F34]" office:value-type="float" office:value="1736.0488381039" calcext:value-type="float">
            <text:p>1736.0488381039</text:p>
          </table:table-cell>
          <table:table-cell/>
          <table:table-cell table:formula="of:=[.M58]/[.O58]" office:value-type="float" office:value="0.999999999308395" calcext:value-type="float">
            <text:p>0.9999999993</text:p>
          </table:table-cell>
          <table:table-cell table:formula="of:=[.M58]-[.O58]" office:value-type="float" office:value="-0.00000120065988085116" calcext:value-type="float">
            <text:p>-1.2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560364" calcext:value-type="float">
            <text:p>2455.1438056036</text:p>
          </table:table-cell>
          <table:table-cell/>
          <table:table-cell table:style-name="ce4" table:formula="of:=[.F35]" office:value-type="float" office:value="2455.14381630182" calcext:value-type="float">
            <text:p>2455.1438163018</text:p>
          </table:table-cell>
          <table:table-cell/>
          <table:table-cell table:formula="of:=[.M59]/[.O59]" office:value-type="float" office:value="0.999999995642544" calcext:value-type="float">
            <text:p>0.9999999956</text:p>
          </table:table-cell>
          <table:table-cell table:formula="of:=[.M59]-[.O59]" office:value-type="float" office:value="-0.000010698180176405" calcext:value-type="float">
            <text:p>-1.07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6562755" calcext:value-type="float">
            <text:p>1.1740305656</text:p>
          </table:table-cell>
          <table:table-cell/>
          <table:table-cell table:style-name="ce4" table:formula="of:=[.F36]" office:value-type="float" office:value="1.17403039438602" calcext:value-type="float">
            <text:p>1.1740303944</text:p>
          </table:table-cell>
          <table:table-cell/>
          <table:table-cell table:formula="of:=[.M60]/[.O60]" office:value-type="float" office:value="1.00000014585783" calcext:value-type="float">
            <text:p>1.0000001459</text:p>
          </table:table-cell>
          <table:table-cell table:formula="of:=[.M60]-[.O60]" office:value-type="float" office:value="0.000000171241530066979" calcext:value-type="float">
            <text:p>1.7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6562755" calcext:value-type="float">
            <text:p>1.1740305656</text:p>
          </table:table-cell>
          <table:table-cell/>
          <table:table-cell table:style-name="ce4" table:formula="of:=[.F37]" office:value-type="float" office:value="1.17403039438602" calcext:value-type="float">
            <text:p>1.1740303944</text:p>
          </table:table-cell>
          <table:table-cell/>
          <table:table-cell table:formula="of:=[.M61]/[.O61]" office:value-type="float" office:value="1.00000014585783" calcext:value-type="float">
            <text:p>1.0000001459</text:p>
          </table:table-cell>
          <table:table-cell table:formula="of:=[.M61]-[.O61]" office:value-type="float" office:value="0.000000171241530066979" calcext:value-type="float">
            <text:p>1.7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0193975" calcext:value-type="float">
            <text:p>1.6603298019</text:p>
          </table:table-cell>
          <table:table-cell/>
          <table:table-cell table:style-name="ce4" table:formula="of:=[.F38]" office:value-type="float" office:value="1.66032985111589" calcext:value-type="float">
            <text:p>1.6603298511</text:p>
          </table:table-cell>
          <table:table-cell/>
          <table:table-cell table:formula="of:=[.M62]/[.O62]" office:value-type="float" office:value="0.999999970381704" calcext:value-type="float">
            <text:p>0.9999999704</text:p>
          </table:table-cell>
          <table:table-cell table:formula="of:=[.M62]-[.O62]" office:value-type="float" office:value="-0.0000000491761400489565" calcext:value-type="float">
            <text:p>-4.9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690324" calcext:value-type="float">
            <text:p>1736.0488369032</text:p>
          </table:table-cell>
          <table:table-cell/>
          <table:table-cell table:style-name="ce4" table:formula="of:=[.F21]" office:value-type="float" office:value="1736.04884258531" calcext:value-type="float">
            <text:p>1736.0488425853</text:p>
          </table:table-cell>
          <table:table-cell/>
          <table:table-cell table:formula="of:=[.M69]/[.O69]" office:value-type="float" office:value="0.99999999672701" calcext:value-type="float">
            <text:p>0.9999999967</text:p>
          </table:table-cell>
          <table:table-cell table:formula="of:=[.M69]-[.O69]" office:value-type="float" office:value="-0.00000568206996831577" calcext:value-type="float">
            <text:p>-5.6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690324" calcext:value-type="float">
            <text:p>1736.0488369032</text:p>
          </table:table-cell>
          <table:table-cell/>
          <table:table-cell table:style-name="ce4" table:formula="of:=[.F22]" office:value-type="float" office:value="1736.04884258531" calcext:value-type="float">
            <text:p>1736.0488425853</text:p>
          </table:table-cell>
          <table:table-cell/>
          <table:table-cell table:formula="of:=[.M70]/[.O70]" office:value-type="float" office:value="0.99999999672701" calcext:value-type="float">
            <text:p>0.9999999967</text:p>
          </table:table-cell>
          <table:table-cell table:formula="of:=[.M70]-[.O70]" office:value-type="float" office:value="-0.00000568206996831577" calcext:value-type="float">
            <text:p>-5.6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560364" calcext:value-type="float">
            <text:p>2455.1438056036</text:p>
          </table:table-cell>
          <table:table-cell/>
          <table:table-cell table:style-name="ce4" table:formula="of:=[.F23]" office:value-type="float" office:value="2455.14379526281" calcext:value-type="float">
            <text:p>2455.1437952628</text:p>
          </table:table-cell>
          <table:table-cell/>
          <table:table-cell table:formula="of:=[.M71]/[.O71]" office:value-type="float" office:value="1.0000000042119" calcext:value-type="float">
            <text:p>1.0000000042</text:p>
          </table:table-cell>
          <table:table-cell table:formula="of:=[.M71]-[.O71]" office:value-type="float" office:value="0.0000103408301583841" calcext:value-type="float">
            <text:p>1.03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6562755" calcext:value-type="float">
            <text:p>1.1740305656</text:p>
          </table:table-cell>
          <table:table-cell/>
          <table:table-cell table:style-name="ce4" table:formula="of:=[.F24]" office:value-type="float" office:value="1.17403078980997" calcext:value-type="float">
            <text:p>1.1740307898</text:p>
          </table:table-cell>
          <table:table-cell/>
          <table:table-cell table:formula="of:=[.M72]/[.O72]" office:value-type="float" office:value="0.999999809048943" calcext:value-type="float">
            <text:p>0.999999809</text:p>
          </table:table-cell>
          <table:table-cell table:formula="of:=[.M72]-[.O72]" office:value-type="float" office:value="-0.000000224182419961139" calcext:value-type="float">
            <text:p>-2.2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6562755" calcext:value-type="float">
            <text:p>1.1740305656</text:p>
          </table:table-cell>
          <table:table-cell/>
          <table:table-cell table:style-name="ce4" table:formula="of:=[.F25]" office:value-type="float" office:value="1.17403078980997" calcext:value-type="float">
            <text:p>1.1740307898</text:p>
          </table:table-cell>
          <table:table-cell/>
          <table:table-cell table:formula="of:=[.M73]/[.O73]" office:value-type="float" office:value="0.999999809048943" calcext:value-type="float">
            <text:p>0.999999809</text:p>
          </table:table-cell>
          <table:table-cell table:formula="of:=[.M73]-[.O73]" office:value-type="float" office:value="-0.000000224182419961139" calcext:value-type="float">
            <text:p>-2.2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0193975" calcext:value-type="float">
            <text:p>1.6603298019</text:p>
          </table:table-cell>
          <table:table-cell/>
          <table:table-cell table:style-name="ce4" table:formula="of:=[.F26]" office:value-type="float" office:value="1.6603295220289" calcext:value-type="float">
            <text:p>1.660329522</text:p>
          </table:table-cell>
          <table:table-cell/>
          <table:table-cell table:formula="of:=[.M74]/[.O74]" office:value-type="float" office:value="1.00000016858753" calcext:value-type="float">
            <text:p>1.0000001686</text:p>
          </table:table-cell>
          <table:table-cell table:formula="of:=[.M74]-[.O74]" office:value-type="float" office:value="0.000000279910850053966" calcext:value-type="float">
            <text:p>2.8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76" calcext:value-type="float">
            <text:p>1736.048835316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76" calcext:value-type="float">
            <text:p>1736.04883531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77746137" calcext:value-type="float">
            <text:p>1736.04877746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7774613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76" calcext:value-type="float">
            <text:p>1736.0488353168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76" calcext:value-type="float">
            <text:p>1736.048835316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77746137" calcext:value-type="float">
            <text:p>1736.048777461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7774613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698" calcext:value-type="float">
            <text:p>2455.143807847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698" calcext:value-type="float">
            <text:p>2455.14380784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8905718" calcext:value-type="float">
            <text:p>2455.143889057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8905718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8672" calcext:value-type="float">
            <text:p>1.1740305138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8672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2864222907" calcext:value-type="float">
            <text:p>1.174028642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2864222907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8672" calcext:value-type="float">
            <text:p>1.1740305138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8672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2864222907" calcext:value-type="float">
            <text:p>1.174028642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2864222907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3703" calcext:value-type="float">
            <text:p>1.6603298752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3703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3253179239" calcext:value-type="float">
            <text:p>1.660332531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3253179239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77746137" calcext:value-type="float">
            <text:p>1736.0487774614</text:p>
          </table:table-cell>
          <table:table-cell/>
          <table:table-cell table:style-name="ce3" office:value-type="float" office:value="1.0000000333259" calcext:value-type="float">
            <text:p>1.0000000333</text:p>
          </table:table-cell>
          <table:table-cell table:style-name="ce3" office:value-type="float" office:value="0.0000578553840568929" calcext:value-type="float">
            <text:p>5.7855384056892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308895" calcext:value-type="float">
            <text:p>1736.04883308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30889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77746137" calcext:value-type="float">
            <text:p>1736.0487774614</text:p>
          </table:table-cell>
          <table:table-cell/>
          <table:table-cell table:style-name="ce3" office:value-type="float" office:value="1.0000000333259" calcext:value-type="float">
            <text:p>1.0000000333</text:p>
          </table:table-cell>
          <table:table-cell table:style-name="ce3" office:value-type="float" office:value="0.0000578553840568929" calcext:value-type="float">
            <text:p>5.7855384056892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308895" calcext:value-type="float">
            <text:p>1736.04883308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30889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8905718" calcext:value-type="float">
            <text:p>2455.1438890572</text:p>
          </table:table-cell>
          <table:table-cell/>
          <table:table-cell table:style-name="ce3" office:value-type="float" office:value="0.999999966922424" calcext:value-type="float">
            <text:p>0.9999999669</text:p>
          </table:table-cell>
          <table:table-cell table:style-name="ce3" office:value-type="float" office:value="-0.0000812102084637445" calcext:value-type="float">
            <text:p>-8.1210208463744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1121807" calcext:value-type="float">
            <text:p>2455.143811218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112180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2864222907" calcext:value-type="float">
            <text:p>1.1740286422</text:p>
          </table:table-cell>
          <table:table-cell/>
          <table:table-cell table:style-name="ce3" office:value-type="float" office:value="1.00000159413287" calcext:value-type="float">
            <text:p>1.0000015941</text:p>
          </table:table-cell>
          <table:table-cell table:style-name="ce3" office:value-type="float" office:value="0.00000187155765196678" calcext:value-type="float">
            <text:p>1.87155765196678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43761078" calcext:value-type="float">
            <text:p>1.174030437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43761078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2864222907" calcext:value-type="float">
            <text:p>1.1740286422</text:p>
          </table:table-cell>
          <table:table-cell/>
          <table:table-cell table:style-name="ce3" office:value-type="float" office:value="1.00000159413287" calcext:value-type="float">
            <text:p>1.0000015941</text:p>
          </table:table-cell>
          <table:table-cell table:style-name="ce3" office:value-type="float" office:value="0.00000187155765174474" calcext:value-type="float">
            <text:p>1.8715576517447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43761078" calcext:value-type="float">
            <text:p>1.174030437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43761078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3253179239" calcext:value-type="float">
            <text:p>1.6603325318</text:p>
          </table:table-cell>
          <table:table-cell/>
          <table:table-cell table:style-name="ce3" office:value-type="float" office:value="0.999998399985964" calcext:value-type="float">
            <text:p>0.9999984</text:p>
          </table:table-cell>
          <table:table-cell table:style-name="ce3" office:value-type="float" office:value="-0.00000265655535480747" calcext:value-type="float">
            <text:p>-2.65655535480747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9796289" calcext:value-type="float">
            <text:p>1.6603299796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9796289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308895" calcext:value-type="float">
            <text:p>1736.048833089</text:p>
          </table:table-cell>
          <table:table-cell/>
          <table:table-cell table:style-name="ce3" office:value-type="float" office:value="1.00000000128326" calcext:value-type="float">
            <text:p>1.0000000013</text:p>
          </table:table-cell>
          <table:table-cell table:style-name="ce3" office:value-type="float" office:value="0.00000222780954572954" calcext:value-type="float">
            <text:p>2.2278095457295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308895" calcext:value-type="float">
            <text:p>1736.048833089</text:p>
          </table:table-cell>
          <table:table-cell/>
          <table:table-cell table:style-name="ce4" table:formula="of:=[.F21]" office:value-type="float" office:value="1736.04877746137" calcext:value-type="float">
            <text:p>1736.0487774614</text:p>
          </table:table-cell>
          <table:table-cell/>
          <table:table-cell table:formula="of:=[.M33]/[.O33]" office:value-type="float" office:value="1.00000003204264" calcext:value-type="float">
            <text:p>1.000000032</text:p>
          </table:table-cell>
          <table:table-cell table:formula="of:=[.M33]-[.O33]" office:value-type="float" office:value="0.0000556275799681316" calcext:value-type="float">
            <text:p>5.56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308895" calcext:value-type="float">
            <text:p>1736.048833089</text:p>
          </table:table-cell>
          <table:table-cell/>
          <table:table-cell table:style-name="ce3" office:value-type="float" office:value="1.00000000128326" calcext:value-type="float">
            <text:p>1.0000000013</text:p>
          </table:table-cell>
          <table:table-cell table:style-name="ce3" office:value-type="float" office:value="0.00000222780954572954" calcext:value-type="float">
            <text:p>2.2278095457295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308895" calcext:value-type="float">
            <text:p>1736.048833089</text:p>
          </table:table-cell>
          <table:table-cell/>
          <table:table-cell table:style-name="ce4" table:formula="of:=[.F22]" office:value-type="float" office:value="1736.04877746137" calcext:value-type="float">
            <text:p>1736.0487774614</text:p>
          </table:table-cell>
          <table:table-cell/>
          <table:table-cell table:formula="of:=[.M34]/[.O34]" office:value-type="float" office:value="1.00000003204264" calcext:value-type="float">
            <text:p>1.000000032</text:p>
          </table:table-cell>
          <table:table-cell table:formula="of:=[.M34]-[.O34]" office:value-type="float" office:value="0.0000556275799681316" calcext:value-type="float">
            <text:p>5.56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1121807" calcext:value-type="float">
            <text:p>2455.1438112181</text:p>
          </table:table-cell>
          <table:table-cell/>
          <table:table-cell table:style-name="ce3" office:value-type="float" office:value="0.999999998626927" calcext:value-type="float">
            <text:p>0.9999999986</text:p>
          </table:table-cell>
          <table:table-cell table:style-name="ce3" office:value-type="float" office:value="-0.00000337109213432996" calcext:value-type="float">
            <text:p>-3.37109213432996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1121807" calcext:value-type="float">
            <text:p>2455.1438112181</text:p>
          </table:table-cell>
          <table:table-cell/>
          <table:table-cell table:style-name="ce4" table:formula="of:=[.F23]" office:value-type="float" office:value="2455.14388905718" calcext:value-type="float">
            <text:p>2455.1438890572</text:p>
          </table:table-cell>
          <table:table-cell/>
          <table:table-cell table:formula="of:=[.M35]/[.O35]" office:value-type="float" office:value="0.9999999682955" calcext:value-type="float">
            <text:p>0.9999999683</text:p>
          </table:table-cell>
          <table:table-cell table:formula="of:=[.M35]-[.O35]" office:value-type="float" office:value="-0.0000778391099629516" calcext:value-type="float">
            <text:p>-7.7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43761078" calcext:value-type="float">
            <text:p>1.1740304376</text:p>
          </table:table-cell>
          <table:table-cell/>
          <table:table-cell table:style-name="ce3" office:value-type="float" office:value="1.00000006488412" calcext:value-type="float">
            <text:p>1.0000000649</text:p>
          </table:table-cell>
          <table:table-cell table:style-name="ce3" office:value-type="float" office:value="0.0000000761759366696424" calcext:value-type="float">
            <text:p>7.6175936669642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43761078" calcext:value-type="float">
            <text:p>1.1740304376</text:p>
          </table:table-cell>
          <table:table-cell/>
          <table:table-cell table:style-name="ce4" table:formula="of:=[.F24]" office:value-type="float" office:value="1.17402864222907" calcext:value-type="float">
            <text:p>1.1740286422</text:p>
          </table:table-cell>
          <table:table-cell/>
          <table:table-cell table:formula="of:=[.M36]/[.O36]" office:value-type="float" office:value="1.00000152924864" calcext:value-type="float">
            <text:p>1.0000015292</text:p>
          </table:table-cell>
          <table:table-cell table:formula="of:=[.M36]-[.O36]" office:value-type="float" office:value="0.00000179538170996807" calcext:value-type="float">
            <text:p>1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43761078" calcext:value-type="float">
            <text:p>1.1740304376</text:p>
          </table:table-cell>
          <table:table-cell/>
          <table:table-cell table:style-name="ce3" office:value-type="float" office:value="1.00000006488412" calcext:value-type="float">
            <text:p>1.0000000649</text:p>
          </table:table-cell>
          <table:table-cell table:style-name="ce3" office:value-type="float" office:value="0.0000000761759364475978" calcext:value-type="float">
            <text:p>7.61759364475978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43761078" calcext:value-type="float">
            <text:p>1.1740304376</text:p>
          </table:table-cell>
          <table:table-cell/>
          <table:table-cell table:style-name="ce4" table:formula="of:=[.F25]" office:value-type="float" office:value="1.17402864222907" calcext:value-type="float">
            <text:p>1.1740286422</text:p>
          </table:table-cell>
          <table:table-cell/>
          <table:table-cell table:formula="of:=[.M37]/[.O37]" office:value-type="float" office:value="1.00000152924864" calcext:value-type="float">
            <text:p>1.0000015292</text:p>
          </table:table-cell>
          <table:table-cell table:formula="of:=[.M37]-[.O37]" office:value-type="float" office:value="0.00000179538170996807" calcext:value-type="float">
            <text:p>1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9796289" calcext:value-type="float">
            <text:p>1.6603299796</text:p>
          </table:table-cell>
          <table:table-cell/>
          <table:table-cell table:style-name="ce3" office:value-type="float" office:value="0.999999937125828" calcext:value-type="float">
            <text:p>0.9999999371</text:p>
          </table:table-cell>
          <table:table-cell table:style-name="ce3" office:value-type="float" office:value="-0.00000010439187292377" calcext:value-type="float">
            <text:p>-1.043918729237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9796289" calcext:value-type="float">
            <text:p>1.6603299796</text:p>
          </table:table-cell>
          <table:table-cell/>
          <table:table-cell table:style-name="ce4" table:formula="of:=[.F26]" office:value-type="float" office:value="1.66033253179239" calcext:value-type="float">
            <text:p>1.6603325318</text:p>
          </table:table-cell>
          <table:table-cell/>
          <table:table-cell table:formula="of:=[.M38]/[.O38]" office:value-type="float" office:value="0.999998462860035" calcext:value-type="float">
            <text:p>0.9999984629</text:p>
          </table:table-cell>
          <table:table-cell table:formula="of:=[.M38]-[.O38]" office:value-type="float" office:value="-0.0000025521634898773" calcext:value-type="float">
            <text:p>-2.5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66311" calcext:value-type="float">
            <text:p>1736.0488356631</text:p>
          </table:table-cell>
          <table:table-cell/>
          <table:table-cell table:style-name="ce3" office:value-type="float" office:value="0.999999999800492" calcext:value-type="float">
            <text:p>0.9999999998</text:p>
          </table:table-cell>
          <table:table-cell table:style-name="ce3" office:value-type="float" office:value="-0.00000034635559131857" calcext:value-type="float">
            <text:p>-3.463555913185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66311" calcext:value-type="float">
            <text:p>1736.048835663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6631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76" calcext:value-type="float">
            <text:p>1736.0488353168</text:p>
          </table:table-cell>
          <table:table-cell/>
          <table:table-cell table:style-name="ce3" office:value-type="float" office:value="1736.04883566311" calcext:value-type="float">
            <text:p>1736.0488356631</text:p>
          </table:table-cell>
          <table:table-cell/>
          <table:table-cell table:style-name="ce3" office:value-type="float" office:value="0.999999999800492" calcext:value-type="float">
            <text:p>0.9999999998</text:p>
          </table:table-cell>
          <table:table-cell table:style-name="ce3" office:value-type="float" office:value="-0.00000034635559131857" calcext:value-type="float">
            <text:p>-3.4635559131857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66311" calcext:value-type="float">
            <text:p>1736.048835663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66311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698" calcext:value-type="float">
            <text:p>2455.143807847</text:p>
          </table:table-cell>
          <table:table-cell/>
          <table:table-cell table:style-name="ce3" office:value-type="float" office:value="2455.14380735742" calcext:value-type="float">
            <text:p>2455.1438073574</text:p>
          </table:table-cell>
          <table:table-cell/>
          <table:table-cell table:style-name="ce3" office:value-type="float" office:value="1.0000000001994" calcext:value-type="float">
            <text:p>1.0000000002</text:p>
          </table:table-cell>
          <table:table-cell table:style-name="ce3" office:value-type="float" office:value="0.000000489559624838876" calcext:value-type="float">
            <text:p>4.8955962483887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735742" calcext:value-type="float">
            <text:p>2455.143807357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73574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2281377" calcext:value-type="float">
            <text:p>1.1740305228</text:p>
          </table:table-cell>
          <table:table-cell/>
          <table:table-cell table:style-name="ce3" office:value-type="float" office:value="0.999999992311057" calcext:value-type="float">
            <text:p>0.9999999923</text:p>
          </table:table-cell>
          <table:table-cell table:style-name="ce3" office:value-type="float" office:value="-0.00000000902705332705978" calcext:value-type="float">
            <text:p>-0.000000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2281377" calcext:value-type="float">
            <text:p>1.174030522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228137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8672" calcext:value-type="float">
            <text:p>1.1740305138</text:p>
          </table:table-cell>
          <table:table-cell/>
          <table:table-cell table:style-name="ce3" office:value-type="float" office:value="1.17403052281377" calcext:value-type="float">
            <text:p>1.1740305228</text:p>
          </table:table-cell>
          <table:table-cell/>
          <table:table-cell table:style-name="ce3" office:value-type="float" office:value="0.999999992311057" calcext:value-type="float">
            <text:p>0.9999999923</text:p>
          </table:table-cell>
          <table:table-cell table:style-name="ce3" office:value-type="float" office:value="-0.00000000902705354910438" calcext:value-type="float">
            <text:p>-0.000000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2281377" calcext:value-type="float">
            <text:p>1.174030522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2281377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3703" calcext:value-type="float">
            <text:p>1.6603298752</text:p>
          </table:table-cell>
          <table:table-cell/>
          <table:table-cell table:style-name="ce3" office:value-type="float" office:value="1.66032986248832" calcext:value-type="float">
            <text:p>1.6603298625</text:p>
          </table:table-cell>
          <table:table-cell/>
          <table:table-cell table:style-name="ce3" office:value-type="float" office:value="1.00000000767842" calcext:value-type="float">
            <text:p>1.0000000077</text:p>
          </table:table-cell>
          <table:table-cell table:style-name="ce3" office:value-type="float" office:value="0.0000000127487118639635" calcext:value-type="float">
            <text:p>1.2748711863963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6248832" calcext:value-type="float">
            <text:p>1.660329862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6248832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84741111297626" calcext:value-type="float">
            <text:p>-1.8474111129762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73" calcext:value-type="float">
            <text:p>67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66311" calcext:value-type="float">
            <text:p>1736.0488356631</text:p>
          </table:table-cell>
          <table:table-cell/>
          <table:table-cell table:style-name="ce4" table:formula="of:=[.F33]" office:value-type="float" office:value="1736.04883308895" calcext:value-type="float">
            <text:p>1736.048833089</text:p>
          </table:table-cell>
          <table:table-cell/>
          <table:table-cell table:formula="of:=[.M57]/[.O57]" office:value-type="float" office:value="1.00000000148277" calcext:value-type="float">
            <text:p>1.0000000015</text:p>
          </table:table-cell>
          <table:table-cell table:formula="of:=[.M57]-[.O57]" office:value-type="float" office:value="0.00000257415990745358" calcext:value-type="float">
            <text:p>2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66311" calcext:value-type="float">
            <text:p>1736.0488356631</text:p>
          </table:table-cell>
          <table:table-cell/>
          <table:table-cell table:style-name="ce4" table:formula="of:=[.F34]" office:value-type="float" office:value="1736.04883308895" calcext:value-type="float">
            <text:p>1736.048833089</text:p>
          </table:table-cell>
          <table:table-cell/>
          <table:table-cell table:formula="of:=[.M58]/[.O58]" office:value-type="float" office:value="1.00000000148277" calcext:value-type="float">
            <text:p>1.0000000015</text:p>
          </table:table-cell>
          <table:table-cell table:formula="of:=[.M58]-[.O58]" office:value-type="float" office:value="0.00000257415990745358" calcext:value-type="float">
            <text:p>2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35742" calcext:value-type="float">
            <text:p>2455.1438073574</text:p>
          </table:table-cell>
          <table:table-cell/>
          <table:table-cell table:style-name="ce4" table:formula="of:=[.F35]" office:value-type="float" office:value="2455.14381121807" calcext:value-type="float">
            <text:p>2455.1438112181</text:p>
          </table:table-cell>
          <table:table-cell/>
          <table:table-cell table:formula="of:=[.M59]/[.O59]" office:value-type="float" office:value="0.999999998427526" calcext:value-type="float">
            <text:p>0.9999999984</text:p>
          </table:table-cell>
          <table:table-cell table:formula="of:=[.M59]-[.O59]" office:value-type="float" office:value="-0.00000386064994017943" calcext:value-type="float">
            <text:p>-3.8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2281377" calcext:value-type="float">
            <text:p>1.1740305228</text:p>
          </table:table-cell>
          <table:table-cell/>
          <table:table-cell table:style-name="ce4" table:formula="of:=[.F36]" office:value-type="float" office:value="1.17403043761078" calcext:value-type="float">
            <text:p>1.1740304376</text:p>
          </table:table-cell>
          <table:table-cell/>
          <table:table-cell table:formula="of:=[.M60]/[.O60]" office:value-type="float" office:value="1.00000007257307" calcext:value-type="float">
            <text:p>1.0000000726</text:p>
          </table:table-cell>
          <table:table-cell table:formula="of:=[.M60]-[.O60]" office:value-type="float" office:value="0.0000000852029899967022" calcext:value-type="float">
            <text:p>8.5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2281377" calcext:value-type="float">
            <text:p>1.1740305228</text:p>
          </table:table-cell>
          <table:table-cell/>
          <table:table-cell table:style-name="ce4" table:formula="of:=[.F37]" office:value-type="float" office:value="1.17403043761078" calcext:value-type="float">
            <text:p>1.1740304376</text:p>
          </table:table-cell>
          <table:table-cell/>
          <table:table-cell table:formula="of:=[.M61]/[.O61]" office:value-type="float" office:value="1.00000007257307" calcext:value-type="float">
            <text:p>1.0000000726</text:p>
          </table:table-cell>
          <table:table-cell table:formula="of:=[.M61]-[.O61]" office:value-type="float" office:value="0.0000000852029899967022" calcext:value-type="float">
            <text:p>8.5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6248832" calcext:value-type="float">
            <text:p>1.6603298625</text:p>
          </table:table-cell>
          <table:table-cell/>
          <table:table-cell table:style-name="ce4" table:formula="of:=[.F38]" office:value-type="float" office:value="1.6603299796289" calcext:value-type="float">
            <text:p>1.6603299796</text:p>
          </table:table-cell>
          <table:table-cell/>
          <table:table-cell table:formula="of:=[.M62]/[.O62]" office:value-type="float" office:value="0.99999992944741" calcext:value-type="float">
            <text:p>0.9999999294</text:p>
          </table:table-cell>
          <table:table-cell table:formula="of:=[.M62]-[.O62]" office:value-type="float" office:value="-0.000000117140580124797" calcext:value-type="float">
            <text:p>-1.1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66311" calcext:value-type="float">
            <text:p>1736.0488356631</text:p>
          </table:table-cell>
          <table:table-cell/>
          <table:table-cell table:style-name="ce4" table:formula="of:=[.F21]" office:value-type="float" office:value="1736.04877746137" calcext:value-type="float">
            <text:p>1736.0487774614</text:p>
          </table:table-cell>
          <table:table-cell/>
          <table:table-cell table:formula="of:=[.M69]/[.O69]" office:value-type="float" office:value="1.00000003352541" calcext:value-type="float">
            <text:p>1.0000000335</text:p>
          </table:table-cell>
          <table:table-cell table:formula="of:=[.M69]-[.O69]" office:value-type="float" office:value="0.0000582017398755852" calcext:value-type="float">
            <text:p>5.8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66311" calcext:value-type="float">
            <text:p>1736.0488356631</text:p>
          </table:table-cell>
          <table:table-cell/>
          <table:table-cell table:style-name="ce4" table:formula="of:=[.F22]" office:value-type="float" office:value="1736.04877746137" calcext:value-type="float">
            <text:p>1736.0487774614</text:p>
          </table:table-cell>
          <table:table-cell/>
          <table:table-cell table:formula="of:=[.M70]/[.O70]" office:value-type="float" office:value="1.00000003352541" calcext:value-type="float">
            <text:p>1.0000000335</text:p>
          </table:table-cell>
          <table:table-cell table:formula="of:=[.M70]-[.O70]" office:value-type="float" office:value="0.0000582017398755852" calcext:value-type="float">
            <text:p>5.8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735742" calcext:value-type="float">
            <text:p>2455.1438073574</text:p>
          </table:table-cell>
          <table:table-cell/>
          <table:table-cell table:style-name="ce4" table:formula="of:=[.F23]" office:value-type="float" office:value="2455.14388905718" calcext:value-type="float">
            <text:p>2455.1438890572</text:p>
          </table:table-cell>
          <table:table-cell/>
          <table:table-cell table:formula="of:=[.M71]/[.O71]" office:value-type="float" office:value="0.999999966723026" calcext:value-type="float">
            <text:p>0.9999999667</text:p>
          </table:table-cell>
          <table:table-cell table:formula="of:=[.M71]-[.O71]" office:value-type="float" office:value="-0.0000816997599031311" calcext:value-type="float">
            <text:p>-8.17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2281377" calcext:value-type="float">
            <text:p>1.1740305228</text:p>
          </table:table-cell>
          <table:table-cell/>
          <table:table-cell table:style-name="ce4" table:formula="of:=[.F24]" office:value-type="float" office:value="1.17402864222907" calcext:value-type="float">
            <text:p>1.1740286422</text:p>
          </table:table-cell>
          <table:table-cell/>
          <table:table-cell table:formula="of:=[.M72]/[.O72]" office:value-type="float" office:value="1.00000160182182" calcext:value-type="float">
            <text:p>1.0000016018</text:p>
          </table:table-cell>
          <table:table-cell table:formula="of:=[.M72]-[.O72]" office:value-type="float" office:value="0.00000188058469996477" calcext:value-type="float">
            <text:p>1.8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2281377" calcext:value-type="float">
            <text:p>1.1740305228</text:p>
          </table:table-cell>
          <table:table-cell/>
          <table:table-cell table:style-name="ce4" table:formula="of:=[.F25]" office:value-type="float" office:value="1.17402864222907" calcext:value-type="float">
            <text:p>1.1740286422</text:p>
          </table:table-cell>
          <table:table-cell/>
          <table:table-cell table:formula="of:=[.M73]/[.O73]" office:value-type="float" office:value="1.00000160182182" calcext:value-type="float">
            <text:p>1.0000016018</text:p>
          </table:table-cell>
          <table:table-cell table:formula="of:=[.M73]-[.O73]" office:value-type="float" office:value="0.00000188058469996477" calcext:value-type="float">
            <text:p>1.8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6248832" calcext:value-type="float">
            <text:p>1.6603298625</text:p>
          </table:table-cell>
          <table:table-cell/>
          <table:table-cell table:style-name="ce4" table:formula="of:=[.F26]" office:value-type="float" office:value="1.66033253179239" calcext:value-type="float">
            <text:p>1.6603325318</text:p>
          </table:table-cell>
          <table:table-cell/>
          <table:table-cell table:formula="of:=[.M74]/[.O74]" office:value-type="float" office:value="0.999998392307553" calcext:value-type="float">
            <text:p>0.9999983923</text:p>
          </table:table-cell>
          <table:table-cell table:formula="of:=[.M74]-[.O74]" office:value-type="float" office:value="-0.0000026693040700021" calcext:value-type="float">
            <text:p>-2.6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4" calcext:value-type="float">
            <text:p>1736.0488353168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4" calcext:value-type="float">
            <text:p>1736.04883531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95521875" calcext:value-type="float">
            <text:p>1736.048955218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95521875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4" calcext:value-type="float">
            <text:p>1736.0488353168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4" calcext:value-type="float">
            <text:p>1736.048835316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95521875" calcext:value-type="float">
            <text:p>1736.048955218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95521875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09" calcext:value-type="float">
            <text:p>2455.1438078471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09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6381981" calcext:value-type="float">
            <text:p>2455.143638198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6381981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65" calcext:value-type="float">
            <text:p>1.1740305138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65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441561509" calcext:value-type="float">
            <text:p>1.174034415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441561509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65" calcext:value-type="float">
            <text:p>1.1740305138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65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441561509" calcext:value-type="float">
            <text:p>1.174034415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441561509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42" calcext:value-type="float">
            <text:p>1.6603298752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42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435852576" calcext:value-type="float">
            <text:p>1.660324358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435852576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95521875" calcext:value-type="float">
            <text:p>1736.0489552188</text:p>
          </table:table-cell>
          <table:table-cell/>
          <table:table-cell table:style-name="ce3" office:value-type="float" office:value="0.99999993093403" calcext:value-type="float">
            <text:p>0.9999999309</text:p>
          </table:table-cell>
          <table:table-cell table:style-name="ce3" office:value-type="float" office:value="-0.000119901905691222" calcext:value-type="float">
            <text:p>-0.0001199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346535" calcext:value-type="float">
            <text:p>1736.048833465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34653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95521875" calcext:value-type="float">
            <text:p>1736.0489552188</text:p>
          </table:table-cell>
          <table:table-cell/>
          <table:table-cell table:style-name="ce3" office:value-type="float" office:value="0.99999993093403" calcext:value-type="float">
            <text:p>0.9999999309</text:p>
          </table:table-cell>
          <table:table-cell table:style-name="ce3" office:value-type="float" office:value="-0.000119901905691222" calcext:value-type="float">
            <text:p>-0.000119901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346535" calcext:value-type="float">
            <text:p>1736.048833465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34653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6381981" calcext:value-type="float">
            <text:p>2455.1436381981</text:p>
          </table:table-cell>
          <table:table-cell/>
          <table:table-cell table:style-name="ce3" office:value-type="float" office:value="1.00000006909942" calcext:value-type="float">
            <text:p>1.0000000691</text:p>
          </table:table-cell>
          <table:table-cell table:style-name="ce3" office:value-type="float" office:value="0.000169648995324678" calcext:value-type="float">
            <text:p>0.0001696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1048274" calcext:value-type="float">
            <text:p>2455.143810482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104827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441561509" calcext:value-type="float">
            <text:p>1.1740344156</text:p>
          </table:table-cell>
          <table:table-cell/>
          <table:table-cell table:style-name="ce3" office:value-type="float" office:value="0.999996676568945" calcext:value-type="float">
            <text:p>0.9999966766</text:p>
          </table:table-cell>
          <table:table-cell table:style-name="ce3" office:value-type="float" office:value="-0.00000390182243692472" calcext:value-type="float">
            <text:p>-3.90182243692472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4536645" calcext:value-type="float">
            <text:p>1.174030453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4536645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441561509" calcext:value-type="float">
            <text:p>1.1740344156</text:p>
          </table:table-cell>
          <table:table-cell/>
          <table:table-cell table:style-name="ce3" office:value-type="float" office:value="0.999996676568945" calcext:value-type="float">
            <text:p>0.9999966766</text:p>
          </table:table-cell>
          <table:table-cell table:style-name="ce3" office:value-type="float" office:value="-0.00000390182243692472" calcext:value-type="float">
            <text:p>-3.9018224369247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4536645" calcext:value-type="float">
            <text:p>1.174030453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4536645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435852576" calcext:value-type="float">
            <text:p>1.6603243585</text:p>
          </table:table-cell>
          <table:table-cell/>
          <table:table-cell table:style-name="ce3" office:value-type="float" office:value="1.00000332267586" calcext:value-type="float">
            <text:p>1.0000033227</text:p>
          </table:table-cell>
          <table:table-cell table:style-name="ce3" office:value-type="float" office:value="0.000005516719662646" calcext:value-type="float">
            <text:p>5.516719662646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9600187" calcext:value-type="float">
            <text:p>1.66032996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9600187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346535" calcext:value-type="float">
            <text:p>1736.0488334654</text:p>
          </table:table-cell>
          <table:table-cell/>
          <table:table-cell table:style-name="ce3" office:value-type="float" office:value="1.0000000010665" calcext:value-type="float">
            <text:p>1.0000000011</text:p>
          </table:table-cell>
          <table:table-cell table:style-name="ce3" office:value-type="float" office:value="0.00000185148769560328" calcext:value-type="float">
            <text:p>1.85148769560328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346535" calcext:value-type="float">
            <text:p>1736.0488334654</text:p>
          </table:table-cell>
          <table:table-cell/>
          <table:table-cell table:style-name="ce4" table:formula="of:=[.F21]" office:value-type="float" office:value="1736.04895521875" calcext:value-type="float">
            <text:p>1736.0489552188</text:p>
          </table:table-cell>
          <table:table-cell/>
          <table:table-cell table:formula="of:=[.M33]/[.O33]" office:value-type="float" office:value="0.999999929867531" calcext:value-type="float">
            <text:p>0.9999999299</text:p>
          </table:table-cell>
          <table:table-cell table:formula="of:=[.M33]-[.O33]" office:value-type="float" office:value="-0.000121753399980662" calcext:value-type="float">
            <text:p>-1.2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346535" calcext:value-type="float">
            <text:p>1736.0488334654</text:p>
          </table:table-cell>
          <table:table-cell/>
          <table:table-cell table:style-name="ce3" office:value-type="float" office:value="1.0000000010665" calcext:value-type="float">
            <text:p>1.0000000011</text:p>
          </table:table-cell>
          <table:table-cell table:style-name="ce3" office:value-type="float" office:value="0.00000185148769560328" calcext:value-type="float">
            <text:p>1.85148769560328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346535" calcext:value-type="float">
            <text:p>1736.0488334654</text:p>
          </table:table-cell>
          <table:table-cell/>
          <table:table-cell table:style-name="ce4" table:formula="of:=[.F22]" office:value-type="float" office:value="1736.04895521875" calcext:value-type="float">
            <text:p>1736.0489552188</text:p>
          </table:table-cell>
          <table:table-cell/>
          <table:table-cell table:formula="of:=[.M34]/[.O34]" office:value-type="float" office:value="0.999999929867531" calcext:value-type="float">
            <text:p>0.9999999299</text:p>
          </table:table-cell>
          <table:table-cell table:formula="of:=[.M34]-[.O34]" office:value-type="float" office:value="-0.000121753399980662" calcext:value-type="float">
            <text:p>-1.2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1048274" calcext:value-type="float">
            <text:p>2455.1438104827</text:p>
          </table:table-cell>
          <table:table-cell/>
          <table:table-cell table:style-name="ce3" office:value-type="float" office:value="0.999999998926478" calcext:value-type="float">
            <text:p>0.9999999989</text:p>
          </table:table-cell>
          <table:table-cell table:style-name="ce3" office:value-type="float" office:value="-0.00000263565016211942" calcext:value-type="float">
            <text:p>-2.6356501621194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1048274" calcext:value-type="float">
            <text:p>2455.1438104827</text:p>
          </table:table-cell>
          <table:table-cell/>
          <table:table-cell table:style-name="ce4" table:formula="of:=[.F23]" office:value-type="float" office:value="2455.1436381981" calcext:value-type="float">
            <text:p>2455.1436381981</text:p>
          </table:table-cell>
          <table:table-cell/>
          <table:table-cell table:formula="of:=[.M35]/[.O35]" office:value-type="float" office:value="1.00000007017294" calcext:value-type="float">
            <text:p>1.0000000702</text:p>
          </table:table-cell>
          <table:table-cell table:formula="of:=[.M35]-[.O35]" office:value-type="float" office:value="0.000172284640029829" calcext:value-type="float">
            <text:p>1.7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4536645" calcext:value-type="float">
            <text:p>1.1740304537</text:p>
          </table:table-cell>
          <table:table-cell/>
          <table:table-cell table:style-name="ce3" office:value-type="float" office:value="1.00000005121515" calcext:value-type="float">
            <text:p>1.0000000512</text:p>
          </table:table-cell>
          <table:table-cell table:style-name="ce3" office:value-type="float" office:value="0.000000060128150014549" calcext:value-type="float">
            <text:p>6.012815001454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4536645" calcext:value-type="float">
            <text:p>1.1740304537</text:p>
          </table:table-cell>
          <table:table-cell/>
          <table:table-cell table:style-name="ce4" table:formula="of:=[.F24]" office:value-type="float" office:value="1.17403441561509" calcext:value-type="float">
            <text:p>1.1740344156</text:p>
          </table:table-cell>
          <table:table-cell/>
          <table:table-cell table:formula="of:=[.M36]/[.O36]" office:value-type="float" office:value="0.999996625353961" calcext:value-type="float">
            <text:p>0.9999966254</text:p>
          </table:table-cell>
          <table:table-cell table:formula="of:=[.M36]-[.O36]" office:value-type="float" office:value="-0.00000396195058982585" calcext:value-type="float">
            <text:p>-3.9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4536645" calcext:value-type="float">
            <text:p>1.1740304537</text:p>
          </table:table-cell>
          <table:table-cell/>
          <table:table-cell table:style-name="ce3" office:value-type="float" office:value="1.00000005121515" calcext:value-type="float">
            <text:p>1.0000000512</text:p>
          </table:table-cell>
          <table:table-cell table:style-name="ce3" office:value-type="float" office:value="0.0000000601281497925044" calcext:value-type="float">
            <text:p>6.01281497925044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4536645" calcext:value-type="float">
            <text:p>1.1740304537</text:p>
          </table:table-cell>
          <table:table-cell/>
          <table:table-cell table:style-name="ce4" table:formula="of:=[.F25]" office:value-type="float" office:value="1.17403441561509" calcext:value-type="float">
            <text:p>1.1740344156</text:p>
          </table:table-cell>
          <table:table-cell/>
          <table:table-cell table:formula="of:=[.M37]/[.O37]" office:value-type="float" office:value="0.999996625353961" calcext:value-type="float">
            <text:p>0.9999966254</text:p>
          </table:table-cell>
          <table:table-cell table:formula="of:=[.M37]-[.O37]" office:value-type="float" office:value="-0.00000396195058982585" calcext:value-type="float">
            <text:p>-3.9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9600187" calcext:value-type="float">
            <text:p>1.66032996</text:p>
          </table:table-cell>
          <table:table-cell/>
          <table:table-cell table:style-name="ce3" office:value-type="float" office:value="0.999999948941911" calcext:value-type="float">
            <text:p>0.9999999489</text:p>
          </table:table-cell>
          <table:table-cell table:style-name="ce3" office:value-type="float" office:value="-0.0000000847732752884411" calcext:value-type="float">
            <text:p>-8.47732752884411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9600187" calcext:value-type="float">
            <text:p>1.66032996</text:p>
          </table:table-cell>
          <table:table-cell/>
          <table:table-cell table:style-name="ce4" table:formula="of:=[.F26]" office:value-type="float" office:value="1.66032435852576" calcext:value-type="float">
            <text:p>1.6603243585</text:p>
          </table:table-cell>
          <table:table-cell/>
          <table:table-cell table:formula="of:=[.M38]/[.O38]" office:value-type="float" office:value="1.00000337373412" calcext:value-type="float">
            <text:p>1.0000033737</text:p>
          </table:table-cell>
          <table:table-cell table:formula="of:=[.M38]-[.O38]" office:value-type="float" office:value="0.00000560149294015488" calcext:value-type="float">
            <text:p>5.6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15568" calcext:value-type="float">
            <text:p>1736.0488351557</text:p>
          </table:table-cell>
          <table:table-cell/>
          <table:table-cell table:style-name="ce3" office:value-type="float" office:value="1.00000000009284" calcext:value-type="float">
            <text:p>1.0000000001</text:p>
          </table:table-cell>
          <table:table-cell table:style-name="ce3" office:value-type="float" office:value="0.00000016116609913297" calcext:value-type="float">
            <text:p>1.611660991329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515568" calcext:value-type="float">
            <text:p>1736.048835155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515568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4" calcext:value-type="float">
            <text:p>1736.0488353168</text:p>
          </table:table-cell>
          <table:table-cell/>
          <table:table-cell table:style-name="ce3" office:value-type="float" office:value="1736.04883515568" calcext:value-type="float">
            <text:p>1736.0488351557</text:p>
          </table:table-cell>
          <table:table-cell/>
          <table:table-cell table:style-name="ce3" office:value-type="float" office:value="1.00000000009284" calcext:value-type="float">
            <text:p>1.0000000001</text:p>
          </table:table-cell>
          <table:table-cell table:style-name="ce3" office:value-type="float" office:value="0.00000016116609913297" calcext:value-type="float">
            <text:p>1.6116609913297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515568" calcext:value-type="float">
            <text:p>1736.048835155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515568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09" calcext:value-type="float">
            <text:p>2455.1438078471</text:p>
          </table:table-cell>
          <table:table-cell/>
          <table:table-cell table:style-name="ce3" office:value-type="float" office:value="2455.14380807505" calcext:value-type="float">
            <text:p>2455.1438080751</text:p>
          </table:table-cell>
          <table:table-cell/>
          <table:table-cell table:style-name="ce3" office:value-type="float" office:value="0.999999999907152" calcext:value-type="float">
            <text:p>0.9999999999</text:p>
          </table:table-cell>
          <table:table-cell table:style-name="ce3" office:value-type="float" office:value="-0.000000227954387810314" calcext:value-type="float">
            <text:p>-0.00000022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0807505" calcext:value-type="float">
            <text:p>2455.143808075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080750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092969" calcext:value-type="float">
            <text:p>1.1740305093</text:p>
          </table:table-cell>
          <table:table-cell/>
          <table:table-cell table:style-name="ce3" office:value-type="float" office:value="1.00000000382933" calcext:value-type="float">
            <text:p>1.0000000038</text:p>
          </table:table-cell>
          <table:table-cell table:style-name="ce3" office:value-type="float" office:value="0.00000000449575177086103" calcext:value-type="float">
            <text:p>4.4957517708610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5092969" calcext:value-type="float">
            <text:p>1.1740305093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5092969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65" calcext:value-type="float">
            <text:p>1.1740305138</text:p>
          </table:table-cell>
          <table:table-cell/>
          <table:table-cell table:style-name="ce3" office:value-type="float" office:value="1.1740305092969" calcext:value-type="float">
            <text:p>1.1740305093</text:p>
          </table:table-cell>
          <table:table-cell/>
          <table:table-cell table:style-name="ce3" office:value-type="float" office:value="1.00000000382933" calcext:value-type="float">
            <text:p>1.0000000038</text:p>
          </table:table-cell>
          <table:table-cell table:style-name="ce3" office:value-type="float" office:value="0.00000000449575132677182" calcext:value-type="float">
            <text:p>4.49575132677182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5092969" calcext:value-type="float">
            <text:p>1.174030509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5092969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42" calcext:value-type="float">
            <text:p>1.6603298752</text:p>
          </table:table-cell>
          <table:table-cell/>
          <table:table-cell table:style-name="ce3" office:value-type="float" office:value="1.66032988160407" calcext:value-type="float">
            <text:p>1.6603298816</text:p>
          </table:table-cell>
          <table:table-cell/>
          <table:table-cell table:style-name="ce3" office:value-type="float" office:value="0.999999996170248" calcext:value-type="float">
            <text:p>0.9999999962</text:p>
          </table:table-cell>
          <table:table-cell table:style-name="ce3" office:value-type="float" office:value="-0.00000000635865182729844" calcext:value-type="float">
            <text:p>-6.3586518272984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2988160407" calcext:value-type="float">
            <text:p>1.6603298816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2988160407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102318153949454" calcext:value-type="float">
            <text:p>1.0231815394945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7" calcext:value-type="float">
            <text:p>242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15568" calcext:value-type="float">
            <text:p>1736.0488351557</text:p>
          </table:table-cell>
          <table:table-cell/>
          <table:table-cell table:style-name="ce4" table:formula="of:=[.F33]" office:value-type="float" office:value="1736.04883346535" calcext:value-type="float">
            <text:p>1736.0488334654</text:p>
          </table:table-cell>
          <table:table-cell/>
          <table:table-cell table:formula="of:=[.M57]/[.O57]" office:value-type="float" office:value="1.00000000097367" calcext:value-type="float">
            <text:p>1.000000001</text:p>
          </table:table-cell>
          <table:table-cell table:formula="of:=[.M57]-[.O57]" office:value-type="float" office:value="0.0000016903300092963" calcext:value-type="float">
            <text:p>1.6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15568" calcext:value-type="float">
            <text:p>1736.0488351557</text:p>
          </table:table-cell>
          <table:table-cell/>
          <table:table-cell table:style-name="ce4" table:formula="of:=[.F34]" office:value-type="float" office:value="1736.04883346535" calcext:value-type="float">
            <text:p>1736.0488334654</text:p>
          </table:table-cell>
          <table:table-cell/>
          <table:table-cell table:formula="of:=[.M58]/[.O58]" office:value-type="float" office:value="1.00000000097367" calcext:value-type="float">
            <text:p>1.000000001</text:p>
          </table:table-cell>
          <table:table-cell table:formula="of:=[.M58]-[.O58]" office:value-type="float" office:value="0.0000016903300092963" calcext:value-type="float">
            <text:p>1.6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807505" calcext:value-type="float">
            <text:p>2455.1438080751</text:p>
          </table:table-cell>
          <table:table-cell/>
          <table:table-cell table:style-name="ce4" table:formula="of:=[.F35]" office:value-type="float" office:value="2455.14381048274" calcext:value-type="float">
            <text:p>2455.1438104827</text:p>
          </table:table-cell>
          <table:table-cell/>
          <table:table-cell table:formula="of:=[.M59]/[.O59]" office:value-type="float" office:value="0.999999999019328" calcext:value-type="float">
            <text:p>0.999999999</text:p>
          </table:table-cell>
          <table:table-cell table:formula="of:=[.M59]-[.O59]" office:value-type="float" office:value="-0.00000240768986259354" calcext:value-type="float">
            <text:p>-2.4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092969" calcext:value-type="float">
            <text:p>1.1740305093</text:p>
          </table:table-cell>
          <table:table-cell/>
          <table:table-cell table:style-name="ce4" table:formula="of:=[.F36]" office:value-type="float" office:value="1.1740304536645" calcext:value-type="float">
            <text:p>1.1740304537</text:p>
          </table:table-cell>
          <table:table-cell/>
          <table:table-cell table:formula="of:=[.M60]/[.O60]" office:value-type="float" office:value="1.00000004738582" calcext:value-type="float">
            <text:p>1.0000000474</text:p>
          </table:table-cell>
          <table:table-cell table:formula="of:=[.M60]-[.O60]" office:value-type="float" office:value="0.0000000556323997980002" calcext:value-type="float">
            <text:p>5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092969" calcext:value-type="float">
            <text:p>1.1740305093</text:p>
          </table:table-cell>
          <table:table-cell/>
          <table:table-cell table:style-name="ce4" table:formula="of:=[.F37]" office:value-type="float" office:value="1.1740304536645" calcext:value-type="float">
            <text:p>1.1740304537</text:p>
          </table:table-cell>
          <table:table-cell/>
          <table:table-cell table:formula="of:=[.M61]/[.O61]" office:value-type="float" office:value="1.00000004738582" calcext:value-type="float">
            <text:p>1.0000000474</text:p>
          </table:table-cell>
          <table:table-cell table:formula="of:=[.M61]-[.O61]" office:value-type="float" office:value="0.0000000556323997980002" calcext:value-type="float">
            <text:p>5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8160407" calcext:value-type="float">
            <text:p>1.6603298816</text:p>
          </table:table-cell>
          <table:table-cell/>
          <table:table-cell table:style-name="ce4" table:formula="of:=[.F38]" office:value-type="float" office:value="1.6603299600187" calcext:value-type="float">
            <text:p>1.66032996</text:p>
          </table:table-cell>
          <table:table-cell/>
          <table:table-cell table:formula="of:=[.M62]/[.O62]" office:value-type="float" office:value="0.999999952771659" calcext:value-type="float">
            <text:p>0.9999999528</text:p>
          </table:table-cell>
          <table:table-cell table:formula="of:=[.M62]-[.O62]" office:value-type="float" office:value="-0.0000000784146299004362" calcext:value-type="float">
            <text:p>-7.8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.99999999999999" calcext:value-type="float">
            <text:p>1</text:p>
          </table:table-cell>
          <table:table-cell table:formula="of:=[.M63]-[.O63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515568" calcext:value-type="float">
            <text:p>1736.0488351557</text:p>
          </table:table-cell>
          <table:table-cell/>
          <table:table-cell table:style-name="ce4" table:formula="of:=[.F21]" office:value-type="float" office:value="1736.04895521875" calcext:value-type="float">
            <text:p>1736.0489552188</text:p>
          </table:table-cell>
          <table:table-cell/>
          <table:table-cell table:formula="of:=[.M69]/[.O69]" office:value-type="float" office:value="0.999999930841196" calcext:value-type="float">
            <text:p>0.9999999308</text:p>
          </table:table-cell>
          <table:table-cell table:formula="of:=[.M69]-[.O69]" office:value-type="float" office:value="-0.000120063069971366" calcext:value-type="float">
            <text:p>-1.20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515568" calcext:value-type="float">
            <text:p>1736.0488351557</text:p>
          </table:table-cell>
          <table:table-cell/>
          <table:table-cell table:style-name="ce4" table:formula="of:=[.F22]" office:value-type="float" office:value="1736.04895521875" calcext:value-type="float">
            <text:p>1736.0489552188</text:p>
          </table:table-cell>
          <table:table-cell/>
          <table:table-cell table:formula="of:=[.M70]/[.O70]" office:value-type="float" office:value="0.999999930841196" calcext:value-type="float">
            <text:p>0.9999999308</text:p>
          </table:table-cell>
          <table:table-cell table:formula="of:=[.M70]-[.O70]" office:value-type="float" office:value="-0.000120063069971366" calcext:value-type="float">
            <text:p>-1.20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0807505" calcext:value-type="float">
            <text:p>2455.1438080751</text:p>
          </table:table-cell>
          <table:table-cell/>
          <table:table-cell table:style-name="ce4" table:formula="of:=[.F23]" office:value-type="float" office:value="2455.1436381981" calcext:value-type="float">
            <text:p>2455.1436381981</text:p>
          </table:table-cell>
          <table:table-cell/>
          <table:table-cell table:formula="of:=[.M71]/[.O71]" office:value-type="float" office:value="1.00000006919227" calcext:value-type="float">
            <text:p>1.0000000692</text:p>
          </table:table-cell>
          <table:table-cell table:formula="of:=[.M71]-[.O71]" office:value-type="float" office:value="0.000169876950167236" calcext:value-type="float">
            <text:p>1.70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5092969" calcext:value-type="float">
            <text:p>1.1740305093</text:p>
          </table:table-cell>
          <table:table-cell/>
          <table:table-cell table:style-name="ce4" table:formula="of:=[.F24]" office:value-type="float" office:value="1.17403441561509" calcext:value-type="float">
            <text:p>1.1740344156</text:p>
          </table:table-cell>
          <table:table-cell/>
          <table:table-cell table:formula="of:=[.M72]/[.O72]" office:value-type="float" office:value="0.999996672739625" calcext:value-type="float">
            <text:p>0.9999966727</text:p>
          </table:table-cell>
          <table:table-cell table:formula="of:=[.M72]-[.O72]" office:value-type="float" office:value="-0.00000390631819002785" calcext:value-type="float">
            <text:p>-3.9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5092969" calcext:value-type="float">
            <text:p>1.1740305093</text:p>
          </table:table-cell>
          <table:table-cell/>
          <table:table-cell table:style-name="ce4" table:formula="of:=[.F25]" office:value-type="float" office:value="1.17403441561509" calcext:value-type="float">
            <text:p>1.1740344156</text:p>
          </table:table-cell>
          <table:table-cell/>
          <table:table-cell table:formula="of:=[.M73]/[.O73]" office:value-type="float" office:value="0.999996672739625" calcext:value-type="float">
            <text:p>0.9999966727</text:p>
          </table:table-cell>
          <table:table-cell table:formula="of:=[.M73]-[.O73]" office:value-type="float" office:value="-0.00000390631819002785" calcext:value-type="float">
            <text:p>-3.9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2988160407" calcext:value-type="float">
            <text:p>1.6603298816</text:p>
          </table:table-cell>
          <table:table-cell/>
          <table:table-cell table:style-name="ce4" table:formula="of:=[.F26]" office:value-type="float" office:value="1.66032435852576" calcext:value-type="float">
            <text:p>1.6603243585</text:p>
          </table:table-cell>
          <table:table-cell/>
          <table:table-cell table:formula="of:=[.M74]/[.O74]" office:value-type="float" office:value="1.00000332650562" calcext:value-type="float">
            <text:p>1.0000033265</text:p>
          </table:table-cell>
          <table:table-cell table:formula="of:=[.M74]-[.O74]" office:value-type="float" office:value="0.00000552307831025445" calcext:value-type="float">
            <text:p>5.5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.99999999999999" calcext:value-type="float">
            <text:p>1</text:p>
          </table:table-cell>
          <table:table-cell table:formula="of:=[.M75]-[.O75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8176281" calcext:value-type="float">
            <text:p>1736.048817628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8176281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8176281" calcext:value-type="float">
            <text:p>1736.048817628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8176281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83286275" calcext:value-type="float">
            <text:p>2455.143832862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8328627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84" calcext:value-type="float">
            <text:p>1.1740305138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84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2993838361" calcext:value-type="float">
            <text:p>1.174029938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2993838361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84" calcext:value-type="float">
            <text:p>1.1740305138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84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2993838361" calcext:value-type="float">
            <text:p>1.174029938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2993838361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68" calcext:value-type="float">
            <text:p>1.6603298752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68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3068899702" calcext:value-type="float">
            <text:p>1.66033068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3068899702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176281" calcext:value-type="float">
            <text:p>1736.0488176281</text:p>
          </table:table-cell>
          <table:table-cell/>
          <table:table-cell table:style-name="ce3" office:value-type="float" office:value="1.00000001018908" calcext:value-type="float">
            <text:p>1.0000000102</text:p>
          </table:table-cell>
          <table:table-cell table:style-name="ce3" office:value-type="float" office:value="0.0000176887472207454" calcext:value-type="float">
            <text:p>1.768874722074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339155" calcext:value-type="float">
            <text:p>1736.048833391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33915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176281" calcext:value-type="float">
            <text:p>1736.0488176281</text:p>
          </table:table-cell>
          <table:table-cell/>
          <table:table-cell table:style-name="ce3" office:value-type="float" office:value="1.00000001018908" calcext:value-type="float">
            <text:p>1.0000000102</text:p>
          </table:table-cell>
          <table:table-cell table:style-name="ce3" office:value-type="float" office:value="0.0000176887472207454" calcext:value-type="float">
            <text:p>1.7688747220745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339155" calcext:value-type="float">
            <text:p>1736.048833391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339155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3286275" calcext:value-type="float">
            <text:p>2455.1438328628</text:p>
          </table:table-cell>
          <table:table-cell/>
          <table:table-cell table:style-name="ce3" office:value-type="float" office:value="0.999999989810923" calcext:value-type="float">
            <text:p>0.9999999898</text:p>
          </table:table-cell>
          <table:table-cell table:style-name="ce3" office:value-type="float" office:value="-0.0000250156504080223" calcext:value-type="float">
            <text:p>-2.50156504080223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1057021" calcext:value-type="float">
            <text:p>2455.143810570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105702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2993838361" calcext:value-type="float">
            <text:p>1.1740299384</text:p>
          </table:table-cell>
          <table:table-cell/>
          <table:table-cell table:style-name="ce3" office:value-type="float" office:value="1.00000049011462" calcext:value-type="float">
            <text:p>1.0000004901</text:p>
          </table:table-cell>
          <table:table-cell table:style-name="ce3" office:value-type="float" office:value="0.000000575409231373669" calcext:value-type="float">
            <text:p>5.75409231373669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4512383" calcext:value-type="float">
            <text:p>1.174030451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4512383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2993838361" calcext:value-type="float">
            <text:p>1.1740299384</text:p>
          </table:table-cell>
          <table:table-cell/>
          <table:table-cell table:style-name="ce3" office:value-type="float" office:value="1.00000049011461" calcext:value-type="float">
            <text:p>1.0000004901</text:p>
          </table:table-cell>
          <table:table-cell table:style-name="ce3" office:value-type="float" office:value="0.000000575409231151625" calcext:value-type="float">
            <text:p>5.7540923115162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4512383" calcext:value-type="float">
            <text:p>1.174030451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4512383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3068899702" calcext:value-type="float">
            <text:p>1.660330689</text:p>
          </table:table-cell>
          <table:table-cell/>
          <table:table-cell table:style-name="ce3" office:value-type="float" office:value="0.999999509885988" calcext:value-type="float">
            <text:p>0.9999995099</text:p>
          </table:table-cell>
          <table:table-cell table:style-name="ce3" office:value-type="float" office:value="-0.000000813751335870805" calcext:value-type="float">
            <text:p>-8.13751335870805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96370646" calcext:value-type="float">
            <text:p>1.6603299637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96370646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0412114786740858" calcext:value-type="float">
            <text:p>-4.1211478674085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339155" calcext:value-type="float">
            <text:p>1736.0488333916</text:p>
          </table:table-cell>
          <table:table-cell/>
          <table:table-cell table:style-name="ce3" office:value-type="float" office:value="1.00000000110901" calcext:value-type="float">
            <text:p>1.0000000011</text:p>
          </table:table-cell>
          <table:table-cell table:style-name="ce3" office:value-type="float" office:value="0.0000019253011487308" calcext:value-type="float">
            <text:p>1.9253011487308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339155" calcext:value-type="float">
            <text:p>1736.0488333916</text:p>
          </table:table-cell>
          <table:table-cell/>
          <table:table-cell table:style-name="ce4" table:formula="of:=[.F21]" office:value-type="float" office:value="1736.0488176281" calcext:value-type="float">
            <text:p>1736.0488176281</text:p>
          </table:table-cell>
          <table:table-cell/>
          <table:table-cell table:formula="of:=[.M33]/[.O33]" office:value-type="float" office:value="1.00000000908007" calcext:value-type="float">
            <text:p>1.0000000091</text:p>
          </table:table-cell>
          <table:table-cell table:formula="of:=[.M33]-[.O33]" office:value-type="float" office:value="0.0000157634499373671" calcext:value-type="float">
            <text:p>1.5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339155" calcext:value-type="float">
            <text:p>1736.0488333916</text:p>
          </table:table-cell>
          <table:table-cell/>
          <table:table-cell table:style-name="ce3" office:value-type="float" office:value="1.00000000110901" calcext:value-type="float">
            <text:p>1.0000000011</text:p>
          </table:table-cell>
          <table:table-cell table:style-name="ce3" office:value-type="float" office:value="0.0000019253011487308" calcext:value-type="float">
            <text:p>1.9253011487308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339155" calcext:value-type="float">
            <text:p>1736.0488333916</text:p>
          </table:table-cell>
          <table:table-cell/>
          <table:table-cell table:style-name="ce4" table:formula="of:=[.F22]" office:value-type="float" office:value="1736.0488176281" calcext:value-type="float">
            <text:p>1736.0488176281</text:p>
          </table:table-cell>
          <table:table-cell/>
          <table:table-cell table:formula="of:=[.M34]/[.O34]" office:value-type="float" office:value="1.00000000908007" calcext:value-type="float">
            <text:p>1.0000000091</text:p>
          </table:table-cell>
          <table:table-cell table:formula="of:=[.M34]-[.O34]" office:value-type="float" office:value="0.0000157634499373671" calcext:value-type="float">
            <text:p>1.5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1057021" calcext:value-type="float">
            <text:p>2455.1438105702</text:p>
          </table:table-cell>
          <table:table-cell/>
          <table:table-cell table:style-name="ce3" office:value-type="float" office:value="0.999999998890855" calcext:value-type="float">
            <text:p>0.9999999989</text:p>
          </table:table-cell>
          <table:table-cell table:style-name="ce3" office:value-type="float" office:value="-0.00000272310944637866" calcext:value-type="float">
            <text:p>-2.72310944637866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1057021" calcext:value-type="float">
            <text:p>2455.1438105702</text:p>
          </table:table-cell>
          <table:table-cell/>
          <table:table-cell table:style-name="ce4" table:formula="of:=[.F23]" office:value-type="float" office:value="2455.14383286275" calcext:value-type="float">
            <text:p>2455.1438328628</text:p>
          </table:table-cell>
          <table:table-cell/>
          <table:table-cell table:formula="of:=[.M35]/[.O35]" office:value-type="float" office:value="0.999999990920068" calcext:value-type="float">
            <text:p>0.9999999909</text:p>
          </table:table-cell>
          <table:table-cell table:formula="of:=[.M35]-[.O35]" office:value-type="float" office:value="-0.000022292540052149" calcext:value-type="float">
            <text:p>-2.23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4512383" calcext:value-type="float">
            <text:p>1.1740304512</text:p>
          </table:table-cell>
          <table:table-cell/>
          <table:table-cell table:style-name="ce3" office:value-type="float" office:value="1.00000005328187" calcext:value-type="float">
            <text:p>1.0000000533</text:p>
          </table:table-cell>
          <table:table-cell table:style-name="ce3" office:value-type="float" office:value="0.0000000625545366617075" calcext:value-type="float">
            <text:p>6.25545366617075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4512383" calcext:value-type="float">
            <text:p>1.1740304512</text:p>
          </table:table-cell>
          <table:table-cell/>
          <table:table-cell table:style-name="ce4" table:formula="of:=[.F24]" office:value-type="float" office:value="1.17402993838361" calcext:value-type="float">
            <text:p>1.1740299384</text:p>
          </table:table-cell>
          <table:table-cell/>
          <table:table-cell table:formula="of:=[.M36]/[.O36]" office:value-type="float" office:value="1.00000043683272" calcext:value-type="float">
            <text:p>1.0000004368</text:p>
          </table:table-cell>
          <table:table-cell table:formula="of:=[.M36]-[.O36]" office:value-type="float" office:value="0.000000512854690049025" calcext:value-type="float">
            <text:p>5.1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4512383" calcext:value-type="float">
            <text:p>1.1740304512</text:p>
          </table:table-cell>
          <table:table-cell/>
          <table:table-cell table:style-name="ce3" office:value-type="float" office:value="1.00000005328187" calcext:value-type="float">
            <text:p>1.0000000533</text:p>
          </table:table-cell>
          <table:table-cell table:style-name="ce3" office:value-type="float" office:value="0.0000000625545364396629" calcext:value-type="float">
            <text:p>6.2554536439662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4512383" calcext:value-type="float">
            <text:p>1.1740304512</text:p>
          </table:table-cell>
          <table:table-cell/>
          <table:table-cell table:style-name="ce4" table:formula="of:=[.F25]" office:value-type="float" office:value="1.17402993838361" calcext:value-type="float">
            <text:p>1.1740299384</text:p>
          </table:table-cell>
          <table:table-cell/>
          <table:table-cell table:formula="of:=[.M37]/[.O37]" office:value-type="float" office:value="1.00000043683272" calcext:value-type="float">
            <text:p>1.0000004368</text:p>
          </table:table-cell>
          <table:table-cell table:formula="of:=[.M37]-[.O37]" office:value-type="float" office:value="0.000000512854690049025" calcext:value-type="float">
            <text:p>5.1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2996370646" calcext:value-type="float">
            <text:p>1.6603299637</text:p>
          </table:table-cell>
          <table:table-cell/>
          <table:table-cell table:style-name="ce3" office:value-type="float" office:value="0.999999946720967" calcext:value-type="float">
            <text:p>0.9999999467</text:p>
          </table:table-cell>
          <table:table-cell table:style-name="ce3" office:value-type="float" office:value="-0.0000000884607744833232" calcext:value-type="float">
            <text:p>-8.8460774483323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96370646" calcext:value-type="float">
            <text:p>1.6603299637</text:p>
          </table:table-cell>
          <table:table-cell/>
          <table:table-cell table:style-name="ce4" table:formula="of:=[.F26]" office:value-type="float" office:value="1.66033068899702" calcext:value-type="float">
            <text:p>1.660330689</text:p>
          </table:table-cell>
          <table:table-cell/>
          <table:table-cell table:formula="of:=[.M38]/[.O38]" office:value-type="float" office:value="0.999999563164998" calcext:value-type="float">
            <text:p>0.9999995632</text:p>
          </table:table-cell>
          <table:table-cell table:formula="of:=[.M38]-[.O38]" office:value-type="float" office:value="-0.000000725290560055214" calcext:value-type="float">
            <text:p>-7.2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5" calcext:value-type="float">
            <text:p>26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111286" calcext:value-type="float">
            <text:p>1736.0488311129</text:p>
          </table:table-cell>
          <table:table-cell/>
          <table:table-cell table:style-name="ce3" office:value-type="float" office:value="1.00000000242158" calcext:value-type="float">
            <text:p>1.0000000024</text:p>
          </table:table-cell>
          <table:table-cell table:style-name="ce3" office:value-type="float" office:value="0.00000420398214373563" calcext:value-type="float">
            <text:p>0.00000420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36.04883111286" calcext:value-type="float">
            <text:p>1736.048831112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36.0488311128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111286" calcext:value-type="float">
            <text:p>1736.0488311129</text:p>
          </table:table-cell>
          <table:table-cell/>
          <table:table-cell table:style-name="ce3" office:value-type="float" office:value="1.00000000242158" calcext:value-type="float">
            <text:p>1.0000000024</text:p>
          </table:table-cell>
          <table:table-cell table:style-name="ce3" office:value-type="float" office:value="0.0000042039823711093" calcext:value-type="float">
            <text:p>0.00000420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36.04883111286" calcext:value-type="float">
            <text:p>1736.048831112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36.0488311128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1379244" calcext:value-type="float">
            <text:p>2455.1438137924</text:p>
          </table:table-cell>
          <table:table-cell/>
          <table:table-cell table:style-name="ce3" office:value-type="float" office:value="0.999999997578414" calcext:value-type="float">
            <text:p>0.9999999976</text:p>
          </table:table-cell>
          <table:table-cell table:style-name="ce3" office:value-type="float" office:value="-0.00000594534094489063" calcext:value-type="float">
            <text:p>-5.9453409448906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55.14381379244" calcext:value-type="float">
            <text:p>2455.143813792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55.1438137924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37706883" calcext:value-type="float">
            <text:p>1.1740303771</text:p>
          </table:table-cell>
          <table:table-cell/>
          <table:table-cell table:style-name="ce3" office:value-type="float" office:value="1.00000011645696" calcext:value-type="float">
            <text:p>1.0000001165</text:p>
          </table:table-cell>
          <table:table-cell table:style-name="ce3" office:value-type="float" office:value="0.000000136724006338795" calcext:value-type="float">
            <text:p>1.36724006338795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17403037706883" calcext:value-type="float">
            <text:p>1.174030377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17403037706883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4" calcext:value-type="float">
            <text:p>1.1740305138</text:p>
          </table:table-cell>
          <table:table-cell/>
          <table:table-cell table:style-name="ce3" office:value-type="float" office:value="1.17403037706883" calcext:value-type="float">
            <text:p>1.1740303771</text:p>
          </table:table-cell>
          <table:table-cell/>
          <table:table-cell table:style-name="ce3" office:value-type="float" office:value="1.00000011645696" calcext:value-type="float">
            <text:p>1.0000001165</text:p>
          </table:table-cell>
          <table:table-cell table:style-name="ce3" office:value-type="float" office:value="0.000000136724006116751" calcext:value-type="float">
            <text:p>1.36724006116751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17403037706883" calcext:value-type="float">
            <text:p>1.174030377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17403037706883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68" calcext:value-type="float">
            <text:p>1.6603298752</text:p>
          </table:table-cell>
          <table:table-cell/>
          <table:table-cell table:style-name="ce3" office:value-type="float" office:value="1.66033006860267" calcext:value-type="float">
            <text:p>1.6603300686</text:p>
          </table:table-cell>
          <table:table-cell/>
          <table:table-cell table:style-name="ce3" office:value-type="float" office:value="0.999999883543044" calcext:value-type="float">
            <text:p>0.9999998835</text:p>
          </table:table-cell>
          <table:table-cell table:style-name="ce3" office:value-type="float" office:value="-0.000000193356985089821" calcext:value-type="float">
            <text:p>-1.93356985089821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66033006860267" calcext:value-type="float">
            <text:p>1.6603300686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66033006860267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2" calcext:value-type="float">
            <text:p>100.3578251624</text:p>
          </table:table-cell>
          <table:table-cell/>
          <table:table-cell table:style-name="ce3" office:value-type="float" office:value="0.999999999999962" calcext:value-type="float">
            <text:p>1</text:p>
          </table:table-cell>
          <table:table-cell table:style-name="ce3" office:value-type="float" office:value="-0.00000000000380850906367414" calcext:value-type="float">
            <text:p>-3.8085090636741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22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22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905" calcext:value-type="float">
            <text:p>990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111286" calcext:value-type="float">
            <text:p>1736.0488311129</text:p>
          </table:table-cell>
          <table:table-cell/>
          <table:table-cell table:style-name="ce4" table:formula="of:=[.F33]" office:value-type="float" office:value="1736.04883339155" calcext:value-type="float">
            <text:p>1736.0488333916</text:p>
          </table:table-cell>
          <table:table-cell/>
          <table:table-cell table:formula="of:=[.M57]/[.O57]" office:value-type="float" office:value="0.999999998687427" calcext:value-type="float">
            <text:p>0.9999999987</text:p>
          </table:table-cell>
          <table:table-cell table:formula="of:=[.M57]-[.O57]" office:value-type="float" office:value="-0.00000227869008995185" calcext:value-type="float">
            <text:p>-2.2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111286" calcext:value-type="float">
            <text:p>1736.0488311129</text:p>
          </table:table-cell>
          <table:table-cell/>
          <table:table-cell table:style-name="ce4" table:formula="of:=[.F34]" office:value-type="float" office:value="1736.04883339155" calcext:value-type="float">
            <text:p>1736.0488333916</text:p>
          </table:table-cell>
          <table:table-cell/>
          <table:table-cell table:formula="of:=[.M58]/[.O58]" office:value-type="float" office:value="0.999999998687427" calcext:value-type="float">
            <text:p>0.9999999987</text:p>
          </table:table-cell>
          <table:table-cell table:formula="of:=[.M58]-[.O58]" office:value-type="float" office:value="-0.00000227869008995185" calcext:value-type="float">
            <text:p>-2.2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1379244" calcext:value-type="float">
            <text:p>2455.1438137924</text:p>
          </table:table-cell>
          <table:table-cell/>
          <table:table-cell table:style-name="ce4" table:formula="of:=[.F35]" office:value-type="float" office:value="2455.14381057021" calcext:value-type="float">
            <text:p>2455.1438105702</text:p>
          </table:table-cell>
          <table:table-cell/>
          <table:table-cell table:formula="of:=[.M59]/[.O59]" office:value-type="float" office:value="1.00000000131244" calcext:value-type="float">
            <text:p>1.0000000013</text:p>
          </table:table-cell>
          <table:table-cell table:formula="of:=[.M59]-[.O59]" office:value-type="float" office:value="0.00000322223013426992" calcext:value-type="float">
            <text:p>3.2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37706883" calcext:value-type="float">
            <text:p>1.1740303771</text:p>
          </table:table-cell>
          <table:table-cell/>
          <table:table-cell table:style-name="ce4" table:formula="of:=[.F36]" office:value-type="float" office:value="1.1740304512383" calcext:value-type="float">
            <text:p>1.1740304512</text:p>
          </table:table-cell>
          <table:table-cell/>
          <table:table-cell table:formula="of:=[.M60]/[.O60]" office:value-type="float" office:value="0.999999936824918" calcext:value-type="float">
            <text:p>0.9999999368</text:p>
          </table:table-cell>
          <table:table-cell table:formula="of:=[.M60]-[.O60]" office:value-type="float" office:value="-0.0000000741694698991324" calcext:value-type="float">
            <text:p>-7.4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37706883" calcext:value-type="float">
            <text:p>1.1740303771</text:p>
          </table:table-cell>
          <table:table-cell/>
          <table:table-cell table:style-name="ce4" table:formula="of:=[.F37]" office:value-type="float" office:value="1.1740304512383" calcext:value-type="float">
            <text:p>1.1740304512</text:p>
          </table:table-cell>
          <table:table-cell/>
          <table:table-cell table:formula="of:=[.M61]/[.O61]" office:value-type="float" office:value="0.999999936824918" calcext:value-type="float">
            <text:p>0.9999999368</text:p>
          </table:table-cell>
          <table:table-cell table:formula="of:=[.M61]-[.O61]" office:value-type="float" office:value="-0.0000000741694698991324" calcext:value-type="float">
            <text:p>-7.4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3006860267" calcext:value-type="float">
            <text:p>1.6603300686</text:p>
          </table:table-cell>
          <table:table-cell/>
          <table:table-cell table:style-name="ce4" table:formula="of:=[.F38]" office:value-type="float" office:value="1.66032996370646" calcext:value-type="float">
            <text:p>1.6603299637</text:p>
          </table:table-cell>
          <table:table-cell/>
          <table:table-cell table:formula="of:=[.M62]/[.O62]" office:value-type="float" office:value="1.00000006317793" calcext:value-type="float">
            <text:p>1.0000000632</text:p>
          </table:table-cell>
          <table:table-cell table:formula="of:=[.M62]-[.O62]" office:value-type="float" office:value="0.000000104896209940364" calcext:value-type="float">
            <text:p>1.0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2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.00000000000003" calcext:value-type="float">
            <text:p>1</text:p>
          </table:table-cell>
          <table:table-cell table:formula="of:=[.M63]-[.O63]" office:value-type="float" office:value="0.00000000000299849034490762" calcext:value-type="float">
            <text:p>3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36.04883111286" calcext:value-type="float">
            <text:p>1736.0488311129</text:p>
          </table:table-cell>
          <table:table-cell/>
          <table:table-cell table:style-name="ce4" table:formula="of:=[.F21]" office:value-type="float" office:value="1736.0488176281" calcext:value-type="float">
            <text:p>1736.0488176281</text:p>
          </table:table-cell>
          <table:table-cell/>
          <table:table-cell table:formula="of:=[.M69]/[.O69]" office:value-type="float" office:value="1.0000000077675" calcext:value-type="float">
            <text:p>1.0000000078</text:p>
          </table:table-cell>
          <table:table-cell table:formula="of:=[.M69]-[.O69]" office:value-type="float" office:value="0.0000134847598474153" calcext:value-type="float">
            <text:p>1.3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36.04883111286" calcext:value-type="float">
            <text:p>1736.0488311129</text:p>
          </table:table-cell>
          <table:table-cell/>
          <table:table-cell table:style-name="ce4" table:formula="of:=[.F22]" office:value-type="float" office:value="1736.0488176281" calcext:value-type="float">
            <text:p>1736.0488176281</text:p>
          </table:table-cell>
          <table:table-cell/>
          <table:table-cell table:formula="of:=[.M70]/[.O70]" office:value-type="float" office:value="1.0000000077675" calcext:value-type="float">
            <text:p>1.0000000078</text:p>
          </table:table-cell>
          <table:table-cell table:formula="of:=[.M70]-[.O70]" office:value-type="float" office:value="0.0000134847598474153" calcext:value-type="float">
            <text:p>1.3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55.14381379244" calcext:value-type="float">
            <text:p>2455.1438137924</text:p>
          </table:table-cell>
          <table:table-cell/>
          <table:table-cell table:style-name="ce4" table:formula="of:=[.F23]" office:value-type="float" office:value="2455.14383286275" calcext:value-type="float">
            <text:p>2455.1438328628</text:p>
          </table:table-cell>
          <table:table-cell/>
          <table:table-cell table:formula="of:=[.M71]/[.O71]" office:value-type="float" office:value="0.999999992232508" calcext:value-type="float">
            <text:p>0.9999999922</text:p>
          </table:table-cell>
          <table:table-cell table:formula="of:=[.M71]-[.O71]" office:value-type="float" office:value="-0.0000190703099178791" calcext:value-type="float">
            <text:p>-1.91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17403037706883" calcext:value-type="float">
            <text:p>1.1740303771</text:p>
          </table:table-cell>
          <table:table-cell/>
          <table:table-cell table:style-name="ce4" table:formula="of:=[.F24]" office:value-type="float" office:value="1.17402993838361" calcext:value-type="float">
            <text:p>1.1740299384</text:p>
          </table:table-cell>
          <table:table-cell/>
          <table:table-cell table:formula="of:=[.M72]/[.O72]" office:value-type="float" office:value="1.00000037365761" calcext:value-type="float">
            <text:p>1.0000003737</text:p>
          </table:table-cell>
          <table:table-cell table:formula="of:=[.M72]-[.O72]" office:value-type="float" office:value="0.000000438685220149893" calcext:value-type="float">
            <text:p>4.3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7403037706883" calcext:value-type="float">
            <text:p>1.1740303771</text:p>
          </table:table-cell>
          <table:table-cell/>
          <table:table-cell table:style-name="ce4" table:formula="of:=[.F25]" office:value-type="float" office:value="1.17402993838361" calcext:value-type="float">
            <text:p>1.1740299384</text:p>
          </table:table-cell>
          <table:table-cell/>
          <table:table-cell table:formula="of:=[.M73]/[.O73]" office:value-type="float" office:value="1.00000037365761" calcext:value-type="float">
            <text:p>1.0000003737</text:p>
          </table:table-cell>
          <table:table-cell table:formula="of:=[.M73]-[.O73]" office:value-type="float" office:value="0.000000438685220149893" calcext:value-type="float">
            <text:p>4.3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66033006860267" calcext:value-type="float">
            <text:p>1.6603300686</text:p>
          </table:table-cell>
          <table:table-cell/>
          <table:table-cell table:style-name="ce4" table:formula="of:=[.F26]" office:value-type="float" office:value="1.66033068899702" calcext:value-type="float">
            <text:p>1.660330689</text:p>
          </table:table-cell>
          <table:table-cell/>
          <table:table-cell table:formula="of:=[.M74]/[.O74]" office:value-type="float" office:value="0.9999996263429" calcext:value-type="float">
            <text:p>0.9999996263</text:p>
          </table:table-cell>
          <table:table-cell table:formula="of:=[.M74]-[.O74]" office:value-type="float" office:value="-0.00000062039435011485" calcext:value-type="float">
            <text:p>-6.2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2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.00000000000003" calcext:value-type="float">
            <text:p>1</text:p>
          </table:table-cell>
          <table:table-cell table:formula="of:=[.M75]-[.O75]" office:value-type="float" office:value="0.00000000000299849034490762" calcext:value-type="float">
            <text:p>3.00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902035269" calcext:value-type="float">
            <text:p>1736.049020352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90203526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902035269" calcext:value-type="float">
            <text:p>1736.049020352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90203526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54616559" calcext:value-type="float">
            <text:p>2455.143546165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54616559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89" calcext:value-type="float">
            <text:p>1.1740305138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89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653304574" calcext:value-type="float">
            <text:p>1.17403653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365330457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89" calcext:value-type="float">
            <text:p>1.1740305138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89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653304574" calcext:value-type="float">
            <text:p>1.1740365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365330457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136269974" calcext:value-type="float">
            <text:p>1.660321362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2136269974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902035269" calcext:value-type="float">
            <text:p>1736.0490203527</text:p>
          </table:table-cell>
          <table:table-cell/>
          <table:table-cell table:style-name="ce3" office:value-type="float" office:value="0.999999893415544" calcext:value-type="float">
            <text:p>0.9999998934</text:p>
          </table:table-cell>
          <table:table-cell table:style-name="ce3" office:value-type="float" office:value="-0.000185035841013814" calcext:value-type="float">
            <text:p>-0.000185035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309413" calcext:value-type="float">
            <text:p>1736.048833094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309413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902035269" calcext:value-type="float">
            <text:p>1736.0490203527</text:p>
          </table:table-cell>
          <table:table-cell/>
          <table:table-cell table:style-name="ce3" office:value-type="float" office:value="0.999999893415544" calcext:value-type="float">
            <text:p>0.9999998934</text:p>
          </table:table-cell>
          <table:table-cell table:style-name="ce3" office:value-type="float" office:value="-0.000185035841013814" calcext:value-type="float">
            <text:p>-0.000185035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309413" calcext:value-type="float">
            <text:p>1736.048833094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309413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54616559" calcext:value-type="float">
            <text:p>2455.1435461656</text:p>
          </table:table-cell>
          <table:table-cell/>
          <table:table-cell table:style-name="ce3" office:value-type="float" office:value="1.00000010658501" calcext:value-type="float">
            <text:p>1.0000001066</text:p>
          </table:table-cell>
          <table:table-cell table:style-name="ce3" office:value-type="float" office:value="0.000261681509527989" calcext:value-type="float">
            <text:p>0.00026168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1099052" calcext:value-type="float">
            <text:p>2455.143810990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109905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653304574" calcext:value-type="float">
            <text:p>1.174036533</text:p>
          </table:table-cell>
          <table:table-cell/>
          <table:table-cell table:style-name="ce3" office:value-type="float" office:value="0.999994873027651" calcext:value-type="float">
            <text:p>0.999994873</text:p>
          </table:table-cell>
          <table:table-cell table:style-name="ce3" office:value-type="float" office:value="-0.00000601925284149374" calcext:value-type="float">
            <text:p>-6.01925284149374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44147993" calcext:value-type="float">
            <text:p>1.174030441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44147993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653304574" calcext:value-type="float">
            <text:p>1.174036533</text:p>
          </table:table-cell>
          <table:table-cell/>
          <table:table-cell table:style-name="ce3" office:value-type="float" office:value="0.999994873027651" calcext:value-type="float">
            <text:p>0.999994873</text:p>
          </table:table-cell>
          <table:table-cell table:style-name="ce3" office:value-type="float" office:value="-0.00000601925284149374" calcext:value-type="float">
            <text:p>-6.0192528414937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44147993" calcext:value-type="float">
            <text:p>1.174030441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44147993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136269974" calcext:value-type="float">
            <text:p>1.6603213627</text:p>
          </table:table-cell>
          <table:table-cell/>
          <table:table-cell table:style-name="ce3" office:value-type="float" office:value="1.00000512704722" calcext:value-type="float">
            <text:p>1.000005127</text:p>
          </table:table-cell>
          <table:table-cell table:style-name="ce3" office:value-type="float" office:value="0.00000851254602407536" calcext:value-type="float">
            <text:p>8.51254602407536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97751174" calcext:value-type="float">
            <text:p>1.660329977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97751174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309413" calcext:value-type="float">
            <text:p>1736.0488330941</text:p>
          </table:table-cell>
          <table:table-cell/>
          <table:table-cell table:style-name="ce3" office:value-type="float" office:value="1.00000000128033" calcext:value-type="float">
            <text:p>1.0000000013</text:p>
          </table:table-cell>
          <table:table-cell table:style-name="ce3" office:value-type="float" office:value="0.00000222271728489432" calcext:value-type="float">
            <text:p>2.22271728489432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309413" calcext:value-type="float">
            <text:p>1736.0488330941</text:p>
          </table:table-cell>
          <table:table-cell/>
          <table:table-cell table:style-name="ce4" table:formula="of:=[.F21]" office:value-type="float" office:value="1736.04902035269" calcext:value-type="float">
            <text:p>1736.0490203527</text:p>
          </table:table-cell>
          <table:table-cell/>
          <table:table-cell table:formula="of:=[.M33]/[.O33]" office:value-type="float" office:value="0.999999892135212" calcext:value-type="float">
            <text:p>0.9999998921</text:p>
          </table:table-cell>
          <table:table-cell table:formula="of:=[.M33]-[.O33]" office:value-type="float" office:value="-0.000187258559890324" calcext:value-type="float">
            <text:p>-1.87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309413" calcext:value-type="float">
            <text:p>1736.0488330941</text:p>
          </table:table-cell>
          <table:table-cell/>
          <table:table-cell table:style-name="ce3" office:value-type="float" office:value="1.00000000128033" calcext:value-type="float">
            <text:p>1.0000000013</text:p>
          </table:table-cell>
          <table:table-cell table:style-name="ce3" office:value-type="float" office:value="0.00000222271728489432" calcext:value-type="float">
            <text:p>2.22271728489432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309413" calcext:value-type="float">
            <text:p>1736.0488330941</text:p>
          </table:table-cell>
          <table:table-cell/>
          <table:table-cell table:style-name="ce4" table:formula="of:=[.F22]" office:value-type="float" office:value="1736.04902035269" calcext:value-type="float">
            <text:p>1736.0490203527</text:p>
          </table:table-cell>
          <table:table-cell/>
          <table:table-cell table:formula="of:=[.M34]/[.O34]" office:value-type="float" office:value="0.999999892135212" calcext:value-type="float">
            <text:p>0.9999998921</text:p>
          </table:table-cell>
          <table:table-cell table:formula="of:=[.M34]-[.O34]" office:value-type="float" office:value="-0.000187258559890324" calcext:value-type="float">
            <text:p>-1.87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1099052" calcext:value-type="float">
            <text:p>2455.1438109905</text:p>
          </table:table-cell>
          <table:table-cell/>
          <table:table-cell table:style-name="ce3" office:value-type="float" office:value="0.999999998719661" calcext:value-type="float">
            <text:p>0.9999999987</text:p>
          </table:table-cell>
          <table:table-cell table:style-name="ce3" office:value-type="float" office:value="-0.00000314341514240368" calcext:value-type="float">
            <text:p>-3.14341514240368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1099052" calcext:value-type="float">
            <text:p>2455.1438109905</text:p>
          </table:table-cell>
          <table:table-cell/>
          <table:table-cell table:style-name="ce4" table:formula="of:=[.F23]" office:value-type="float" office:value="2455.14354616559" calcext:value-type="float">
            <text:p>2455.1435461656</text:p>
          </table:table-cell>
          <table:table-cell/>
          <table:table-cell table:formula="of:=[.M35]/[.O35]" office:value-type="float" office:value="1.00000010786535" calcext:value-type="float">
            <text:p>1.0000001079</text:p>
          </table:table-cell>
          <table:table-cell table:formula="of:=[.M35]-[.O35]" office:value-type="float" office:value="0.000264824929672613" calcext:value-type="float">
            <text:p>2.65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44147993" calcext:value-type="float">
            <text:p>1.1740304415</text:p>
          </table:table-cell>
          <table:table-cell/>
          <table:table-cell table:style-name="ce3" office:value-type="float" office:value="1.00000006159378" calcext:value-type="float">
            <text:p>1.0000000616</text:p>
          </table:table-cell>
          <table:table-cell table:style-name="ce3" office:value-type="float" office:value="0.0000000723129682800305" calcext:value-type="float">
            <text:p>7.23129682800305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44147993" calcext:value-type="float">
            <text:p>1.1740304415</text:p>
          </table:table-cell>
          <table:table-cell/>
          <table:table-cell table:style-name="ce4" table:formula="of:=[.F24]" office:value-type="float" office:value="1.17403653304574" calcext:value-type="float">
            <text:p>1.174036533</text:p>
          </table:table-cell>
          <table:table-cell/>
          <table:table-cell table:formula="of:=[.M36]/[.O36]" office:value-type="float" office:value="0.999994811434194" calcext:value-type="float">
            <text:p>0.9999948114</text:p>
          </table:table-cell>
          <table:table-cell table:formula="of:=[.M36]-[.O36]" office:value-type="float" office:value="-0.00000609156580999581" calcext:value-type="float">
            <text:p>-6.0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9" calcext:value-type="float">
            <text:p>1.1740305138</text:p>
          </table:table-cell>
          <table:table-cell/>
          <table:table-cell table:style-name="ce3" office:value-type="float" office:value="1.17403044147993" calcext:value-type="float">
            <text:p>1.1740304415</text:p>
          </table:table-cell>
          <table:table-cell/>
          <table:table-cell table:style-name="ce3" office:value-type="float" office:value="1.00000006159378" calcext:value-type="float">
            <text:p>1.0000000616</text:p>
          </table:table-cell>
          <table:table-cell table:style-name="ce3" office:value-type="float" office:value="0.0000000723129678359413" calcext:value-type="float">
            <text:p>7.23129678359413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44147993" calcext:value-type="float">
            <text:p>1.1740304415</text:p>
          </table:table-cell>
          <table:table-cell/>
          <table:table-cell table:style-name="ce4" table:formula="of:=[.F25]" office:value-type="float" office:value="1.17403653304574" calcext:value-type="float">
            <text:p>1.174036533</text:p>
          </table:table-cell>
          <table:table-cell/>
          <table:table-cell table:formula="of:=[.M37]/[.O37]" office:value-type="float" office:value="0.999994811434194" calcext:value-type="float">
            <text:p>0.9999948114</text:p>
          </table:table-cell>
          <table:table-cell table:formula="of:=[.M37]-[.O37]" office:value-type="float" office:value="-0.00000609156580999581" calcext:value-type="float">
            <text:p>-6.0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97751174" calcext:value-type="float">
            <text:p>1.6603299775</text:p>
          </table:table-cell>
          <table:table-cell/>
          <table:table-cell table:style-name="ce3" office:value-type="float" office:value="0.999999938406237" calcext:value-type="float">
            <text:p>0.9999999384</text:p>
          </table:table-cell>
          <table:table-cell table:style-name="ce3" office:value-type="float" office:value="-0.000000102265971246851" calcext:value-type="float">
            <text:p>-1.02265971246851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97751174" calcext:value-type="float">
            <text:p>1.6603299775</text:p>
          </table:table-cell>
          <table:table-cell/>
          <table:table-cell table:style-name="ce4" table:formula="of:=[.F26]" office:value-type="float" office:value="1.66032136269974" calcext:value-type="float">
            <text:p>1.6603213627</text:p>
          </table:table-cell>
          <table:table-cell/>
          <table:table-cell table:formula="of:=[.M38]/[.O38]" office:value-type="float" office:value="1.0000051886413" calcext:value-type="float">
            <text:p>1.0000051886</text:p>
          </table:table-cell>
          <table:table-cell table:formula="of:=[.M38]-[.O38]" office:value-type="float" office:value="0.00000861481199998515" calcext:value-type="float">
            <text:p>8.61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67" calcext:value-type="float">
            <text:p>206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89" calcext:value-type="float">
            <text:p>1.1740305138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89" calcext:value-type="float">
            <text:p>1.1740305138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309413" calcext:value-type="float">
            <text:p>1736.0488330941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1736.04883309413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309413" calcext:value-type="float">
            <text:p>1736.048833094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736.04883309413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1099052" calcext:value-type="float">
            <text:p>2455.1438109905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2455.14381099052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44147993" calcext:value-type="float">
            <text:p>1.1740304415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17403044147993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44147993" calcext:value-type="float">
            <text:p>1.1740304415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17403044147993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97751174" calcext:value-type="float">
            <text:p>1.660329977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1.66032997751174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902035269" calcext:value-type="float">
            <text:p>1736.049020352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36.04902035269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902035269" calcext:value-type="float">
            <text:p>1736.049020352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36.04902035269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54616559" calcext:value-type="float">
            <text:p>2455.143546165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55.14354616559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3653304574" calcext:value-type="float">
            <text:p>1.174036533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17403653304574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3653304574" calcext:value-type="float">
            <text:p>1.17403653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17403653304574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2136269974" calcext:value-type="float">
            <text:p>1.660321362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66032136269974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933497196" calcext:value-type="float">
            <text:p>1736.04933497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933497196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933497196" calcext:value-type="float">
            <text:p>1736.04933497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933497196" calcext:value-type="float">
            <text:p>-1.74E+003</text:p>
          </table:table-cell>
          <table:table-cell/>
          <table:table-cell table:style-name="ce3" table:formula="of:=SQRT([.D9]*[.D9]+[.D10]*[.D10]+[.D11]*[.D11])" office:value-type="float" office:value="3472.0976706337" calcext:value-type="float">
            <text:p>3472.097670633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0976706337" calcext:value-type="float">
            <text:p>3472.097670633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10121979" calcext:value-type="float">
            <text:p>2455.143101219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310121979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4676765244" calcext:value-type="float">
            <text:p>1.174046767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4676765244" calcext:value-type="float">
            <text:p>-1.17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4676765244" calcext:value-type="float">
            <text:p>1.174046767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4676765244" calcext:value-type="float">
            <text:p>-1.17E+000</text:p>
          </table:table-cell>
          <table:table-cell/>
          <table:table-cell table:style-name="ce3" table:formula="of:=SQRT([.D12]*[.D12]+[.D13]*[.D13]+[.D14]*[.D14])" office:value-type="float" office:value="2.3480610275858" calcext:value-type="float">
            <text:p>2.3480610276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480610275858" calcext:value-type="float">
            <text:p>2.348061027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0688852753" calcext:value-type="float">
            <text:p>1.660306888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0688852753" calcext:value-type="float">
            <text:p>-1.66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933497196" calcext:value-type="float">
            <text:p>1736.049334972</text:p>
          </table:table-cell>
          <table:table-cell/>
          <table:table-cell table:style-name="ce3" office:value-type="float" office:value="0.999999712188416" calcext:value-type="float">
            <text:p>0.9999997122</text:p>
          </table:table-cell>
          <table:table-cell table:style-name="ce3" office:value-type="float" office:value="-0.000499655109479136" calcext:value-type="float">
            <text:p>-0.00049965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21608" calcext:value-type="float">
            <text:p>1736.048835216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36.04883521608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933497196" calcext:value-type="float">
            <text:p>1736.049334972</text:p>
          </table:table-cell>
          <table:table-cell/>
          <table:table-cell table:style-name="ce3" office:value-type="float" office:value="0.999999712188416" calcext:value-type="float">
            <text:p>0.9999997122</text:p>
          </table:table-cell>
          <table:table-cell table:style-name="ce3" office:value-type="float" office:value="-0.000499655109479136" calcext:value-type="float">
            <text:p>-0.000499655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21608" calcext:value-type="float">
            <text:p>1736.048835216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36.04883521608" calcext:value-type="float">
            <text:p>-1.74E+003</text:p>
          </table:table-cell>
          <table:table-cell/>
          <table:table-cell table:style-name="ce3" table:formula="of:=SQRT([.D21]*[.D21]+[.D22]*[.D22]+[.D23]*[.D23])" office:value-type="float" office:value="3472.0976706337" calcext:value-type="float">
            <text:p>3472.0976706337</text:p>
          </table:table-cell>
          <table:table-cell/>
          <table:table-cell table:style-name="ce3" table:formula="of:=SQRT([.F21]*[.F21]+[.F22]*[.F22]+[.F23]*[.F23])" office:value-type="float" office:value="3472.09767062799" calcext:value-type="float">
            <text:p>3472.097670628</text:p>
          </table:table-cell>
          <table:table-cell/>
          <table:table-cell table:formula="of:=[.T22]/[.V22]" office:value-type="float" office:value="1.00000000000164" calcext:value-type="float">
            <text:p>1</text:p>
          </table:table-cell>
          <table:table-cell table:formula="of:=[.T22]-[.V22]" office:value-type="float" office:value="0.00000000570889824302867" calcext:value-type="float">
            <text:p>5.70889824302867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10121979" calcext:value-type="float">
            <text:p>2455.1431012198</text:p>
          </table:table-cell>
          <table:table-cell/>
          <table:table-cell table:style-name="ce3" office:value-type="float" office:value="1.00000028781512" calcext:value-type="float">
            <text:p>1.0000002878</text:p>
          </table:table-cell>
          <table:table-cell table:style-name="ce3" office:value-type="float" office:value="0.000706627313775243" calcext:value-type="float">
            <text:p>0.000706627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98966" calcext:value-type="float">
            <text:p>2455.143807989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55.14380798966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4676765244" calcext:value-type="float">
            <text:p>1.1740467677</text:p>
          </table:table-cell>
          <table:table-cell/>
          <table:table-cell table:style-name="ce3" office:value-type="float" office:value="0.999986155696698" calcext:value-type="float">
            <text:p>0.9999861557</text:p>
          </table:table-cell>
          <table:table-cell table:style-name="ce3" office:value-type="float" office:value="-0.0000162538595416262" calcext:value-type="float">
            <text:p>-1.62538595416262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095555" calcext:value-type="float">
            <text:p>1.17403051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17403051095555" calcext:value-type="float">
            <text:p>-1.17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4676765244" calcext:value-type="float">
            <text:p>1.1740467677</text:p>
          </table:table-cell>
          <table:table-cell/>
          <table:table-cell table:style-name="ce3" office:value-type="float" office:value="0.999986155696699" calcext:value-type="float">
            <text:p>0.9999861557</text:p>
          </table:table-cell>
          <table:table-cell table:style-name="ce3" office:value-type="float" office:value="-0.0000162538595414041" calcext:value-type="float">
            <text:p>-1.62538595414041E-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095555" calcext:value-type="float">
            <text:p>1.17403051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17403051095555" calcext:value-type="float">
            <text:p>-1.17E+000</text:p>
          </table:table-cell>
          <table:table-cell/>
          <table:table-cell table:style-name="ce3" table:formula="of:=SQRT([.D24]*[.D24]+[.D25]*[.D25]+[.D26]*[.D26])" office:value-type="float" office:value="2.3480610275858" calcext:value-type="float">
            <text:p>2.3480610276</text:p>
          </table:table-cell>
          <table:table-cell/>
          <table:table-cell table:style-name="ce3" table:formula="of:=SQRT([.F24]*[.F24]+[.F25]*[.F25]+[.F26]*[.F26])" office:value-type="float" office:value="2.34806102760602" calcext:value-type="float">
            <text:p>2.3480610276</text:p>
          </table:table-cell>
          <table:table-cell/>
          <table:table-cell table:formula="of:=[.T25]/[.V25]" office:value-type="float" office:value="0.999999999991387" calcext:value-type="float">
            <text:p>1</text:p>
          </table:table-cell>
          <table:table-cell table:formula="of:=[.T25]-[.V25]" office:value-type="float" office:value="-0.0000000000202242667057817" calcext:value-type="float">
            <text:p>-2.02242667057817E-01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0688852753" calcext:value-type="float">
            <text:p>1.6603068885</text:p>
          </table:table-cell>
          <table:table-cell/>
          <table:table-cell table:style-name="ce3" office:value-type="float" office:value="1.00001384486109" calcext:value-type="float">
            <text:p>1.0000138449</text:p>
          </table:table-cell>
          <table:table-cell table:style-name="ce3" office:value-type="float" office:value="0.0000229867182419685" calcext:value-type="float">
            <text:p>2.29867182419685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925835" calcext:value-type="float">
            <text:p>1.660329879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66032987925835" calcext:value-type="float">
            <text:p>-1.66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753175299905706" calcext:value-type="float">
            <text:p>7.5317529990570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24" calcext:value-type="float">
            <text:p>12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long: ~22.86 sec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21608" calcext:value-type="float">
            <text:p>1736.0488352161</text:p>
          </table:table-cell>
          <table:table-cell/>
          <table:table-cell table:style-name="ce3" office:value-type="float" office:value="1.00000000005805" calcext:value-type="float">
            <text:p>1.0000000001</text:p>
          </table:table-cell>
          <table:table-cell table:style-name="ce3" office:value-type="float" office:value="0.000000100770648714388" calcext:value-type="float">
            <text:p>1.0077064871438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36.04883521608" calcext:value-type="float">
            <text:p>1736.0488352161</text:p>
          </table:table-cell>
          <table:table-cell/>
          <table:table-cell table:style-name="ce4" table:formula="of:=[.F21]" office:value-type="float" office:value="1736.04933497196" calcext:value-type="float">
            <text:p>1736.049334972</text:p>
          </table:table-cell>
          <table:table-cell/>
          <table:table-cell table:formula="of:=[.M33]/[.O33]" office:value-type="float" office:value="0.99999971213037" calcext:value-type="float">
            <text:p>0.9999997121</text:p>
          </table:table-cell>
          <table:table-cell table:formula="of:=[.M33]-[.O33]" office:value-type="float" office:value="-0.000499755879900476" calcext:value-type="float">
            <text:p>-5.00E-004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83521608" calcext:value-type="float">
            <text:p>1736.0488352161</text:p>
          </table:table-cell>
          <table:table-cell/>
          <table:table-cell table:style-name="ce3" office:value-type="float" office:value="1.00000000005805" calcext:value-type="float">
            <text:p>1.0000000001</text:p>
          </table:table-cell>
          <table:table-cell table:style-name="ce3" office:value-type="float" office:value="0.000000100770648714388" calcext:value-type="float">
            <text:p>1.00770648714388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36.04883521608" calcext:value-type="float">
            <text:p>1736.0488352161</text:p>
          </table:table-cell>
          <table:table-cell/>
          <table:table-cell table:style-name="ce4" table:formula="of:=[.F22]" office:value-type="float" office:value="1736.04933497196" calcext:value-type="float">
            <text:p>1736.049334972</text:p>
          </table:table-cell>
          <table:table-cell/>
          <table:table-cell table:formula="of:=[.M34]/[.O34]" office:value-type="float" office:value="0.99999971213037" calcext:value-type="float">
            <text:p>0.9999997121</text:p>
          </table:table-cell>
          <table:table-cell table:formula="of:=[.M34]-[.O34]" office:value-type="float" office:value="-0.000499755879900476" calcext:value-type="float">
            <text:p>-5.00E-004</text:p>
          </table:table-cell>
          <table:table-cell/>
          <table:table-cell table:style-name="ce3" table:formula="of:=SQRT([.D33]*[.D33]+[.D34]*[.D34]+[.D35]*[.D35])" office:value-type="float" office:value="3472.0976706337" calcext:value-type="float">
            <text:p>3472.0976706337</text:p>
          </table:table-cell>
          <table:table-cell/>
          <table:table-cell table:style-name="ce3" table:formula="of:=SQRT([.F33]*[.F33]+[.F34]*[.F34]+[.F35]*[.F35])" office:value-type="float" office:value="3472.09767063373" calcext:value-type="float">
            <text:p>3472.0976706337</text:p>
          </table:table-cell>
          <table:table-cell/>
          <table:table-cell table:formula="of:=[.T34]/[.V34]" office:value-type="float" office:value="0.99999999999999" calcext:value-type="float">
            <text:p>1</text:p>
          </table:table-cell>
          <table:table-cell table:formula="of:=[.T34]-[.V34]" office:value-type="float" office:value="-0.0000000000354702933691442" calcext:value-type="float">
            <text:p>-3.54702933691442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380798966" calcext:value-type="float">
            <text:p>2455.1438079897</text:p>
          </table:table-cell>
          <table:table-cell/>
          <table:table-cell table:style-name="ce3" office:value-type="float" office:value="0.999999999941934" calcext:value-type="float">
            <text:p>0.9999999999</text:p>
          </table:table-cell>
          <table:table-cell table:style-name="ce3" office:value-type="float" office:value="-0.00000014256011127145" calcext:value-type="float">
            <text:p>-1.425601112714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55.14380798966" calcext:value-type="float">
            <text:p>2455.1438079897</text:p>
          </table:table-cell>
          <table:table-cell/>
          <table:table-cell table:style-name="ce4" table:formula="of:=[.F23]" office:value-type="float" office:value="2455.14310121979" calcext:value-type="float">
            <text:p>2455.1431012198</text:p>
          </table:table-cell>
          <table:table-cell/>
          <table:table-cell table:formula="of:=[.M35]/[.O35]" office:value-type="float" office:value="1.00000028787319" calcext:value-type="float">
            <text:p>1.0000002879</text:p>
          </table:table-cell>
          <table:table-cell table:formula="of:=[.M35]-[.O35]" office:value-type="float" office:value="0.000706769870248536" calcext:value-type="float">
            <text:p>7.07E-004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095555" calcext:value-type="float">
            <text:p>1.174030511</text:p>
          </table:table-cell>
          <table:table-cell/>
          <table:table-cell table:style-name="ce3" office:value-type="float" office:value="1.00000000241676" calcext:value-type="float">
            <text:p>1.0000000024</text:p>
          </table:table-cell>
          <table:table-cell table:style-name="ce3" office:value-type="float" office:value="0.00000000283734968853366" calcext:value-type="float">
            <text:p>2.8373496885336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17403051095555" calcext:value-type="float">
            <text:p>1.174030511</text:p>
          </table:table-cell>
          <table:table-cell/>
          <table:table-cell table:style-name="ce4" table:formula="of:=[.F24]" office:value-type="float" office:value="1.17404676765244" calcext:value-type="float">
            <text:p>1.1740467677</text:p>
          </table:table-cell>
          <table:table-cell/>
          <table:table-cell table:formula="of:=[.M36]/[.O36]" office:value-type="float" office:value="0.999986153279973" calcext:value-type="float">
            <text:p>0.9999861533</text:p>
          </table:table-cell>
          <table:table-cell table:formula="of:=[.M36]-[.O36]" office:value-type="float" office:value="-0.0000162566968899824" calcext:value-type="float">
            <text:p>-1.63E-005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3051095555" calcext:value-type="float">
            <text:p>1.174030511</text:p>
          </table:table-cell>
          <table:table-cell/>
          <table:table-cell table:style-name="ce3" office:value-type="float" office:value="1.00000000241676" calcext:value-type="float">
            <text:p>1.0000000024</text:p>
          </table:table-cell>
          <table:table-cell table:style-name="ce3" office:value-type="float" office:value="0.00000000283734946648906" calcext:value-type="float">
            <text:p>2.8373494664890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17403051095555" calcext:value-type="float">
            <text:p>1.174030511</text:p>
          </table:table-cell>
          <table:table-cell/>
          <table:table-cell table:style-name="ce4" table:formula="of:=[.F25]" office:value-type="float" office:value="1.17404676765244" calcext:value-type="float">
            <text:p>1.1740467677</text:p>
          </table:table-cell>
          <table:table-cell/>
          <table:table-cell table:formula="of:=[.M37]/[.O37]" office:value-type="float" office:value="0.999986153279973" calcext:value-type="float">
            <text:p>0.9999861533</text:p>
          </table:table-cell>
          <table:table-cell table:formula="of:=[.M37]-[.O37]" office:value-type="float" office:value="-0.0000162566968899824" calcext:value-type="float">
            <text:p>-1.63E-005</text:p>
          </table:table-cell>
          <table:table-cell/>
          <table:table-cell table:style-name="ce3" table:formula="of:=SQRT([.D36]*[.D36]+[.D37]*[.D37]+[.D38]*[.D38])" office:value-type="float" office:value="2.3480610275858" calcext:value-type="float">
            <text:p>2.3480610276</text:p>
          </table:table-cell>
          <table:table-cell/>
          <table:table-cell table:style-name="ce3" table:formula="of:=SQRT([.F36]*[.F36]+[.F37]*[.F37]+[.F38]*[.F38])" office:value-type="float" office:value="2.34806102758577" calcext:value-type="float">
            <text:p>2.3480610276</text:p>
          </table:table-cell>
          <table:table-cell/>
          <table:table-cell table:formula="of:=[.T37]/[.V37]" office:value-type="float" office:value="1.00000000000001" calcext:value-type="float">
            <text:p>1</text:p>
          </table:table-cell>
          <table:table-cell table:formula="of:=[.T37]-[.V37]" office:value-type="float" office:value="0.0000000000000275335310107039" calcext:value-type="float">
            <text:p>2.75335310107039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2987925835" calcext:value-type="float">
            <text:p>1.6603298793</text:p>
          </table:table-cell>
          <table:table-cell/>
          <table:table-cell table:style-name="ce3" office:value-type="float" office:value="0.999999997583263" calcext:value-type="float">
            <text:p>0.9999999976</text:p>
          </table:table-cell>
          <table:table-cell table:style-name="ce3" office:value-type="float" office:value="-0.00000000401258004600891" calcext:value-type="float">
            <text:p>-0.00000000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66032987925835" calcext:value-type="float">
            <text:p>1.6603298793</text:p>
          </table:table-cell>
          <table:table-cell/>
          <table:table-cell table:style-name="ce4" table:formula="of:=[.F26]" office:value-type="float" office:value="1.66030688852753" calcext:value-type="float">
            <text:p>1.6603068885</text:p>
          </table:table-cell>
          <table:table-cell/>
          <table:table-cell table:formula="of:=[.M38]/[.O38]" office:value-type="float" office:value="1.00001384727786" calcext:value-type="float">
            <text:p>1.0000138473</text:p>
          </table:table-cell>
          <table:table-cell table:formula="of:=[.M38]-[.O38]" office:value-type="float" office:value="0.0000229907308200161" calcext:value-type="float">
            <text:p>2.30E-0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433" calcext:value-type="float">
            <text:p>34433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72.0976706337" calcext:value-type="float">
            <text:p>3472.0976706337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72.0976706337" calcext:value-type="float">
            <text:p>3472.097670633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3480610275858" calcext:value-type="float">
            <text:p>2.3480610276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3480610275858" calcext:value-type="float">
            <text:p>2.348061027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36.04883521608" calcext:value-type="float">
            <text:p>1736.0488352161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1736.04883521608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36.04883521608" calcext:value-type="float">
            <text:p>1736.048835216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736.04883521608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55.14380798966" calcext:value-type="float">
            <text:p>2455.1438079897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2455.14380798966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17403051095555" calcext:value-type="float">
            <text:p>1.174030511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17403051095555" calcext:value-type="float">
            <text:p>-1.17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17403051095555" calcext:value-type="float">
            <text:p>1.174030511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17403051095555" calcext:value-type="float">
            <text:p>-1.17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66032987925835" calcext:value-type="float">
            <text:p>1.6603298793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1.66032987925835" calcext:value-type="float">
            <text:p>-1.6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933497196" calcext:value-type="float">
            <text:p>1736.04933497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36.04933497196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933497196" calcext:value-type="float">
            <text:p>1736.04933497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36.04933497196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310121979" calcext:value-type="float">
            <text:p>2455.143101219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55.14310121979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4676765244" calcext:value-type="float">
            <text:p>1.1740467677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17404676765244" calcext:value-type="float">
            <text:p>-1.17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4676765244" calcext:value-type="float">
            <text:p>1.174046767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17404676765244" calcext:value-type="float">
            <text:p>-1.17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0688852753" calcext:value-type="float">
            <text:p>1.660306888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66030688852753" calcext:value-type="float">
            <text:p>-1.6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64016257" calcext:value-type="float">
            <text:p>1736.048640162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36.0486401625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36.04883531685" calcext:value-type="float">
            <text:p>1736.0488353169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36.04883531685" calcext:value-type="float">
            <text:p>1736.0488353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64016257" calcext:value-type="float">
            <text:p>1736.048640162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36.0486401625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55.1438078471" calcext:value-type="float">
            <text:p>2455.1438078471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55.1438078471" calcext:value-type="float">
            <text:p>2455.1438078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408383566" calcext:value-type="float">
            <text:p>2455.144083835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55.14408383566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2416538844" calcext:value-type="float">
            <text:p>1.174024165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40241653884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1740305137929" calcext:value-type="float">
            <text:p>1.1740305138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1740305137929" calcext:value-type="float">
            <text:p>1.17403051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2416538844" calcext:value-type="float">
            <text:p>1.174024165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17402416538844" calcext:value-type="float">
            <text:p>-1.1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6032987524577" calcext:value-type="float">
            <text:p>1.6603298752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6032987524577" calcext:value-type="float">
            <text:p>1.660329875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3885320126" calcext:value-type="float">
            <text:p>1.660338853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66033885320126" calcext:value-type="float">
            <text:p>-1.6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64016257" calcext:value-type="float">
            <text:p>1736.0486401626</text:p>
          </table:table-cell>
          <table:table-cell/>
          <table:table-cell table:style-name="ce3" office:value-type="float" office:value="1.00000011241291" calcext:value-type="float">
            <text:p>1.0000001124</text:p>
          </table:table-cell>
          <table:table-cell table:style-name="ce3" office:value-type="float" office:value="0.000195154280618226" calcext:value-type="float">
            <text:p>0.00019515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 office:value-type="float" office:value="1736.04864016257" calcext:value-type="float">
            <text:p>1736.0486401626</text:p>
          </table:table-cell>
          <table:table-cell/>
          <table:table-cell table:style-name="ce3" office:value-type="float" office:value="1.00000011241291" calcext:value-type="float">
            <text:p>1.0000001124</text:p>
          </table:table-cell>
          <table:table-cell table:style-name="ce3" office:value-type="float" office:value="0.000195154280618226" calcext:value-type="float">
            <text:p>0.00019515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 office:value-type="float" office:value="2455.14408383566" calcext:value-type="float">
            <text:p>2455.1440838357</text:p>
          </table:table-cell>
          <table:table-cell/>
          <table:table-cell table:style-name="ce3" office:value-type="float" office:value="0.999999887587631" calcext:value-type="float">
            <text:p>0.9999998876</text:p>
          </table:table-cell>
          <table:table-cell table:style-name="ce3" office:value-type="float" office:value="-0.000275988561952545" calcext:value-type="float">
            <text:p>-0.00027598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2416538844" calcext:value-type="float">
            <text:p>1.1740241654</text:p>
          </table:table-cell>
          <table:table-cell/>
          <table:table-cell table:style-name="ce3" office:value-type="float" office:value="1.00000540738823" calcext:value-type="float">
            <text:p>1.0000054074</text:p>
          </table:table-cell>
          <table:table-cell table:style-name="ce3" office:value-type="float" office:value="0.00000634840445301599" calcext:value-type="float">
            <text:p>6.34840445301599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 office:value-type="float" office:value="1.17402416538844" calcext:value-type="float">
            <text:p>1.1740241654</text:p>
          </table:table-cell>
          <table:table-cell/>
          <table:table-cell table:style-name="ce3" office:value-type="float" office:value="1.00000540738823" calcext:value-type="float">
            <text:p>1.0000054074</text:p>
          </table:table-cell>
          <table:table-cell table:style-name="ce3" office:value-type="float" office:value="0.00000634840445279394" calcext:value-type="float">
            <text:p>6.3484044527939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 office:value-type="float" office:value="1.66033885320126" calcext:value-type="float">
            <text:p>1.6603388532</text:p>
          </table:table-cell>
          <table:table-cell/>
          <table:table-cell table:style-name="ce3" office:value-type="float" office:value="0.99999459269686" calcext:value-type="float">
            <text:p>0.9999945927</text:p>
          </table:table-cell>
          <table:table-cell table:style-name="ce3" office:value-type="float" office:value="-0.00000897795549503755" calcext:value-type="float">
            <text:p>-0.00000897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12114786740858" calcext:value-type="float">
            <text:p>4.1211478674085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42" calcext:value-type="float">
            <text:p>44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64016257" calcext:value-type="float">
            <text:p>1736.048640162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736.0486401625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64016257" calcext:value-type="float">
            <text:p>1736.048640162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736.0486401625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408383566" calcext:value-type="float">
            <text:p>2455.144083835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455.1440838356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2416538844" calcext:value-type="float">
            <text:p>1.1740241654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17402416538844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2416538844" calcext:value-type="float">
            <text:p>1.1740241654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17402416538844" calcext:value-type="float">
            <text:p>-1.1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3885320126" calcext:value-type="float">
            <text:p>1.6603388532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1.66033885320126" calcext:value-type="float">
            <text:p>-1.6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36.04883531685" calcext:value-type="float">
            <text:p>1736.048835316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36.04883531685" calcext:value-type="float">
            <text:p>1736.048835316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55.1438078471" calcext:value-type="float">
            <text:p>2455.143807847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1740305137929" calcext:value-type="float">
            <text:p>1.1740305138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1740305137929" calcext:value-type="float">
            <text:p>1.1740305138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6032987524577" calcext:value-type="float">
            <text:p>1.660329875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36.04864016257" calcext:value-type="float">
            <text:p>1736.048640162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36.04864016257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36.04864016257" calcext:value-type="float">
            <text:p>1736.048640162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36.04864016257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55.14408383566" calcext:value-type="float">
            <text:p>2455.144083835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55.14408383566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402416538844" calcext:value-type="float">
            <text:p>1.174024165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17402416538844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17402416538844" calcext:value-type="float">
            <text:p>1.174024165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17402416538844" calcext:value-type="float">
            <text:p>-1.1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66033885320126" calcext:value-type="float">
            <text:p>1.6603388532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66033885320126" calcext:value-type="float">
            <text:p>-1.6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21T12:55:32.268751855</dc:date>
    <dc:creator>Stacha Petrovic</dc:creator>
    <meta:editing-duration>P17DT15H36M37S</meta:editing-duration>
    <meta:editing-cycles>593</meta:editing-cycles>
    <meta:document-statistic meta:table-count="8" meta:cell-count="3226" meta:object-count="0"/>
    <meta:user-defined meta:name="qrichtext">1</meta:user-defined>
  </office:meta>
</office:document-meta>
</file>